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ï¼­ï¼³ ã‚´ã‚·ãƒƒã‚¯" svg:font-family="'ï¼­ï¼³ ã‚´ã‚·ãƒƒã‚¯'" style:font-family-generic="system" style:font-pitch="variable"/>
    <style:font-face style:name="ï¼­ï¼³ æ˜Žæœ" svg:font-family="'ï¼­ï¼³ æ˜Žæœ'" style:font-family-generic="system" style:font-pitch="variable"/>
  </office:font-face-decls>
  <office:automatic-styles>
    <style:style style:name="P1" style:family="paragraph" style:parent-style-name="Heading_20_1">
      <style:text-properties fo:font-style="normal" fo:font-weight="bold" officeooo:rsid="002a111c" officeooo:paragraph-rsid="002a111c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 style:parent-style-name="Heading_20_1">
      <style:paragraph-properties fo:margin-top="0cm" fo:margin-bottom="0.353cm" style:contextual-spacing="false"/>
      <style:text-properties fo:font-size="18pt" style:font-size-asian="18pt" style:font-size-complex="18pt"/>
    </style:style>
    <style:style style:name="P4" style:family="paragraph" style:parent-style-name="Text_20_body">
      <style:paragraph-properties fo:margin-top="0cm" fo:margin-bottom="0.353cm" style:contextual-spacing="false"/>
    </style:style>
    <style:style style:name="P5" style:family="paragraph" style:parent-style-name="Preformatted_20_Text">
      <style:paragraph-properties fo:margin-left="0cm" fo:margin-right="0cm" fo:margin-top="0cm" fo:margin-bottom="0.353cm" style:contextual-spacing="false" fo:text-indent="0cm" style:auto-text-indent="false"/>
    </style:style>
    <style:style style:name="P6" style:family="paragraph" style:parent-style-name="Preformatted_20_Text">
      <style:paragraph-properties fo:margin-top="0cm" fo:margin-bottom="0.353cm" style:contextual-spacing="false"/>
    </style:style>
    <style:style style:name="P7" style:family="paragraph" style:parent-style-name="Text_20_body" style:list-style-name="L1">
      <style:paragraph-properties fo:margin-top="0cm" fo:margin-bottom="0.353cm" style:contextual-spacing="false"/>
    </style:style>
    <style:style style:name="P8" style:family="paragraph" style:parent-style-name="Text_20_body" style:list-style-name="L1">
      <style:paragraph-properties fo:margin-top="0cm" fo:margin-bottom="0.353cm" style:contextual-spacing="false"/>
      <style:text-properties officeooo:paragraph-rsid="0025561b"/>
    </style:style>
    <style:style style:name="P9" style:family="paragraph" style:parent-style-name="Text_20_body" style:list-style-name="L1">
      <style:paragraph-properties fo:margin-top="0cm" fo:margin-bottom="0.353cm" style:contextual-spacing="false" fo:text-align="left" style:justify-single-word="false"/>
      <style:text-properties officeooo:paragraph-rsid="0025561b"/>
    </style:style>
    <style:style style:name="P10" style:family="paragraph" style:parent-style-name="Text_20_body">
      <style:paragraph-properties fo:margin-top="0cm" fo:margin-bottom="0.353cm" style:contextual-spacing="false" fo:text-align="left" style:justify-single-word="false"/>
    </style:style>
    <style:style style:name="P11" style:family="paragraph" style:parent-style-name="Heading_20_2">
      <style:paragraph-properties fo:margin-top="0cm" fo:margin-bottom="0.353cm" style:contextual-spacing="false"/>
    </style:style>
    <style:style style:name="P12" style:family="paragraph" style:parent-style-name="Horizontal_20_Line">
      <style:paragraph-properties fo:margin-top="0cm" fo:margin-bottom="0.353cm" style:contextual-spacing="false"/>
    </style:style>
    <style:style style:name="P13" style:family="paragraph" style:parent-style-name="Preformatted_20_Text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margin-top="0cm" fo:margin-bottom="0.353cm" style:contextual-spacing="false"/>
    </style:style>
    <style:style style:name="P15" style:family="paragraph" style:parent-style-name="Text_20_body" style:list-style-name="L3">
      <style:paragraph-properties fo:margin-top="0cm" fo:margin-bottom="0.353cm" style:contextual-spacing="false"/>
    </style:style>
    <style:style style:name="P16" style:family="paragraph" style:parent-style-name="Text_20_body" style:list-style-name="L4">
      <style:paragraph-properties fo:margin-top="0cm" fo:margin-bottom="0.353cm" style:contextual-spacing="false"/>
    </style:style>
    <style:style style:name="P17" style:family="paragraph" style:parent-style-name="Text_20_body" style:list-style-name="L5">
      <style:paragraph-properties fo:margin-top="0cm" fo:margin-bottom="0.353cm" style:contextual-spacing="false"/>
    </style:style>
    <style:style style:name="P18" style:family="paragraph" style:parent-style-name="Text_20_body" style:list-style-name="L6">
      <style:paragraph-properties fo:margin-top="0cm" fo:margin-bottom="0.353cm" style:contextual-spacing="false"/>
    </style:style>
    <style:style style:name="P19" style:family="paragraph" style:parent-style-name="Heading_20_2">
      <style:paragraph-properties fo:margin-top="0cm" fo:margin-bottom="0.353cm" style:contextual-spacing="false"/>
      <style:text-properties fo:font-size="18pt" style:font-size-asian="18pt" style:font-size-complex="18pt"/>
    </style:style>
    <style:style style:name="P20" style:family="paragraph" style:parent-style-name="Heading_20_3">
      <style:paragraph-properties fo:margin-top="0cm" fo:margin-bottom="0.353cm" style:contextual-spacing="false"/>
    </style:style>
    <style:style style:name="P21" style:family="paragraph" style:parent-style-name="Text_20_body" style:list-style-name="L7">
      <style:paragraph-properties fo:margin-top="0cm" fo:margin-bottom="0.353cm" style:contextual-spacing="false"/>
    </style:style>
    <style:style style:name="P22" style:family="paragraph" style:parent-style-name="Text_20_body" style:list-style-name="L8">
      <style:paragraph-properties fo:margin-top="0cm" fo:margin-bottom="0.353cm" style:contextual-spacing="false"/>
    </style:style>
    <style:style style:name="P23" style:family="paragraph" style:parent-style-name="Text_20_body">
      <style:paragraph-properties fo:margin-top="0cm" fo:margin-bottom="0.353cm" style:contextual-spacing="false"/>
      <style:text-properties style:font-size-asian="9.60000038146973pt"/>
    </style:style>
    <style:style style:name="P24" style:family="paragraph" style:parent-style-name="Text_20_body" style:list-style-name="L9">
      <style:paragraph-properties fo:margin-top="0cm" fo:margin-bottom="0.353cm" style:contextual-spacing="false"/>
      <style:text-properties style:font-size-asian="9.60000038146973pt"/>
    </style:style>
    <style:style style:name="P25" style:family="paragraph" style:parent-style-name="Horizontal_20_Line">
      <style:paragraph-properties fo:margin-top="0cm" fo:margin-bottom="0.353cm" style:contextual-spacing="false"/>
      <style:text-properties fo:font-size="11pt" style:font-size-asian="9.60000038146973pt" style:font-size-complex="11pt"/>
    </style:style>
    <style:style style:name="P26" style:family="paragraph" style:parent-style-name="Heading_20_1">
      <style:paragraph-properties fo:margin-top="0cm" fo:margin-bottom="0.353cm" style:contextual-spacing="false"/>
      <style:text-properties fo:font-size="14pt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.353cm" style:contextual-spacing="false"/>
      <style:text-properties style:font-size-asian="9.60000038146973pt"/>
    </style:style>
    <style:style style:name="P28" style:family="paragraph" style:parent-style-name="Preformatted_20_Text">
      <style:paragraph-properties fo:margin-left="0cm" fo:margin-right="0cm" fo:margin-top="0cm" fo:margin-bottom="0.353cm" style:contextual-spacing="false" fo:text-indent="0cm" style:auto-text-indent="false"/>
      <style:text-properties fo:font-size="11pt" style:font-size-asian="9.60000038146973pt" style:font-size-complex="11pt"/>
    </style:style>
    <style:style style:name="P29" style:family="paragraph" style:parent-style-name="Preformatted_20_Text">
      <style:paragraph-properties fo:margin-top="0cm" fo:margin-bottom="0.353cm" style:contextual-spacing="false"/>
      <style:text-properties fo:font-size="11pt" style:font-size-asian="9.60000038146973pt" style:font-size-complex="11pt"/>
    </style:style>
    <style:style style:name="P30" style:family="paragraph" style:parent-style-name="Preformatted_20_Text">
      <style:text-properties fo:font-size="11pt" style:font-size-asian="9.60000038146973pt" style:font-size-complex="11pt"/>
    </style:style>
    <style:style style:name="P31" style:family="paragraph" style:parent-style-name="Text_20_body" style:list-style-name="L11">
      <style:paragraph-properties fo:margin-top="0cm" fo:margin-bottom="0.353cm" style:contextual-spacing="false"/>
      <style:text-properties style:font-size-asian="9.60000038146973pt"/>
    </style:style>
    <style:style style:name="P32" style:family="paragraph" style:parent-style-name="Text_20_body" style:list-style-name="L12">
      <style:paragraph-properties fo:margin-top="0cm" fo:margin-bottom="0.353cm" style:contextual-spacing="false"/>
      <style:text-properties style:font-size-asian="9.60000038146973pt"/>
    </style:style>
    <style:style style:name="P33" style:family="paragraph" style:parent-style-name="Text_20_body" style:list-style-name="L13">
      <style:paragraph-properties fo:margin-top="0cm" fo:margin-bottom="0.353cm" style:contextual-spacing="false"/>
      <style:text-properties style:font-size-asian="9.60000038146973pt"/>
    </style:style>
    <style:style style:name="P34" style:family="paragraph" style:parent-style-name="Text_20_body" style:list-style-name="L14">
      <style:paragraph-properties fo:margin-top="0cm" fo:margin-bottom="0.353cm" style:contextual-spacing="false"/>
      <style:text-properties style:font-size-asian="9.60000038146973pt"/>
    </style:style>
    <style:style style:name="P35" style:family="paragraph" style:parent-style-name="Preformatted_20_Text">
      <style:paragraph-properties fo:margin-left="0cm" fo:margin-right="0cm" fo:text-indent="0cm" style:auto-text-indent="false"/>
      <style:text-properties fo:font-size="11pt" style:font-size-asian="9.60000038146973pt" style:font-size-complex="11pt"/>
    </style:style>
    <style:style style:name="P36" style:family="paragraph" style:parent-style-name="Text_20_body" style:list-style-name="L15">
      <style:paragraph-properties fo:margin-top="0cm" fo:margin-bottom="0.353cm" style:contextual-spacing="false"/>
      <style:text-properties style:font-size-asian="9.60000038146973pt"/>
    </style:style>
    <style:style style:name="P37" style:family="paragraph" style:parent-style-name="Text_20_body" style:list-style-name="L15">
      <style:paragraph-properties fo:margin-top="0cm" fo:margin-bottom="0.353cm" style:contextual-spacing="false"/>
      <style:text-properties officeooo:paragraph-rsid="0025561b" style:font-size-asian="9.60000038146973pt"/>
    </style:style>
    <style:style style:name="P38" style:family="paragraph" style:parent-style-name="Text_20_body">
      <style:paragraph-properties fo:margin-top="0cm" fo:margin-bottom="0.353cm" style:contextual-spacing="false"/>
      <style:text-properties fo:font-size="11pt" style:font-size-asian="9.60000038146973pt" style:font-size-complex="11pt"/>
    </style:style>
    <style:style style:name="P39" style:family="paragraph" style:parent-style-name="Text_20_body" style:list-style-name="L16">
      <style:paragraph-properties fo:margin-top="0cm" fo:margin-bottom="0.353cm" style:contextual-spacing="false"/>
    </style:style>
    <style:style style:name="P40" style:family="paragraph" style:parent-style-name="Text_20_body" style:list-style-name="L17">
      <style:paragraph-properties fo:margin-top="0cm" fo:margin-bottom="0.353cm" style:contextual-spacing="false"/>
    </style:style>
    <style:style style:name="P41" style:family="paragraph" style:parent-style-name="Text_20_body" style:list-style-name="L18">
      <style:paragraph-properties fo:margin-top="0cm" fo:margin-bottom="0.353cm" style:contextual-spacing="false"/>
    </style:style>
    <style:style style:name="P42" style:family="paragraph" style:parent-style-name="Heading_20_1">
      <style:paragraph-properties fo:margin-top="0cm" fo:margin-bottom="0.353cm" style:contextual-spacing="false"/>
    </style:style>
    <style:style style:name="P43" style:family="paragraph" style:parent-style-name="Text_20_body" style:list-style-name="L19">
      <style:paragraph-properties fo:margin-top="0cm" fo:margin-bottom="0.353cm" style:contextual-spacing="false"/>
    </style:style>
    <style:style style:name="P44" style:family="paragraph" style:parent-style-name="Text_20_body" style:list-style-name="L20">
      <style:paragraph-properties fo:margin-top="0cm" fo:margin-bottom="0.353cm" style:contextual-spacing="false"/>
    </style:style>
    <style:style style:name="P45" style:family="paragraph" style:parent-style-name="Text_20_body" style:list-style-name="L21">
      <style:paragraph-properties fo:margin-top="0cm" fo:margin-bottom="0.353cm" style:contextual-spacing="false"/>
    </style:style>
    <style:style style:name="P46" style:family="paragraph" style:parent-style-name="Standard">
      <style:paragraph-properties fo:margin-top="0cm" fo:margin-bottom="0.353cm" style:contextual-spacing="false"/>
    </style:style>
    <style:style style:name="P47" style:family="paragraph" style:parent-style-name="Heading_20_2">
      <style:paragraph-properties fo:margin-top="0cm" fo:margin-bottom="0.353cm" style:contextual-spacing="false"/>
      <style:text-properties fo:font-variant="normal" fo:text-transform="none" fo:color="#2a6099" loext:opacity="100%" style:font-name="Calibri1" fo:font-size="14pt" fo:letter-spacing="normal" fo:font-style="normal" fo:font-weight="bold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353cm" style:contextual-spacing="false" fo:orphans="2" fo:widows="2" fo:text-indent="0cm" style:auto-text-indent="false"/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size-complex="11pt"/>
    </style:style>
    <style:style style:name="P49" style:family="paragraph" style:parent-style-name="Text_20_body">
      <style:paragraph-properties fo:margin-top="0cm" fo:margin-bottom="0.353cm" style:contextual-spacing="false"/>
      <style:text-properties fo:font-size="13pt" style:font-size-asian="11.3500003814697pt" style:font-size-complex="13pt"/>
    </style:style>
    <style:style style:name="T1" style:family="text">
      <style:text-properties officeooo:rsid="00111911"/>
    </style:style>
    <style:style style:name="T2" style:family="text">
      <style:text-properties officeooo:rsid="0011b672"/>
    </style:style>
    <style:style style:name="T3" style:family="text">
      <style:text-properties officeooo:rsid="0025561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8d83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officeooo:rsid="0025561b" style:font-style-asian="italic" style:font-weight-asian="normal" style:font-style-complex="italic" style:font-weight-complex="normal"/>
    </style:style>
    <style:style style:name="T9" style:family="text">
      <style:text-properties officeooo:rsid="002741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Ãƒ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Ãƒ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Ãƒ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Ãƒ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Ãƒ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Ãƒ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Ãƒ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Ãƒ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Ãƒ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Ãƒ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CHT<draw:frame draw:style-name="fr1" draw:name="Bild1" text:anchor-type="char" svg:x="14.273cm" svg:y="0.762cm" svg:width="0.919cm" svg:height="0.919cm" draw:z-index="0"><draw:image xlink:href="Pictures/10000000000007D0000007D01D8392DF.png" xlink:type="simple" xlink:show="embed" xlink:actuate="onLoad" draw:mime-type="image/png"/></draw:frame> : The programming language</text:h>
      <text:h text:style-name="Heading_20_1" text:outline-level="1"><draw:line text:anchor-type="paragraph" draw:z-index="1" draw:name="Horizontale Linie 1" draw:style-name="gr1" draw:text-style-name="P2" svg:x1="0.021cm" svg:y1="0.356cm" svg:x2="15.452cm" svg:y2="0.356cm"><text:p/></draw:line></text:h>
      <text:h text:style-name="Heading_20_1" text:outline-level="1">Introduction</text:h>
      <text:p text:style-name="Standard">Sicht is a programming language created to make coding easier to understand and easier to start.</text:p>
      <text:p text:style-name="Standard">It was primarily designed out of frustration with other programming languages that require memorizing complex syntax and special rules before simple ideas can be implemented.</text:p>
      <text:p text:style-name="Standard">The goal is to make coding feel natural by using English-like syntax and clear, consistent rules.</text:p>
      <text:p text:style-name="Standard">While Sicht was designed with beginners in mind, it is also made to be accessible to anyone who values clarity and readability.</text:p>
      <text:h text:style-name="Heading_20_2" text:outline-level="2">Core Goal</text:h>
      <text:p text:style-name="Standard">The main goal of Sicht is to make programming accessible without reducing its power.</text:p>
      <text:p text:style-name="Standard">Sicht avoids unnecessary complexity and does not rely on clever shortcuts that make code harder to read.</text:p>
      <text:p text:style-name="Standard">Simplicity does not mean limitation. The language is simple in structure but capable in practice.</text:p>
      <text:h text:style-name="Heading_20_2" text:outline-level="2">Target Audience</text:h>
      <text:p text:style-name="Standard">Sicht is designed for beginners who want to start programming without being overwhelmed.</text:p>
      <text:p text:style-name="Standard">It is also suitable for anyone who prefers clear and understandable code.</text:p>
      <text:h text:style-name="Heading_20_2" text:outline-level="2">The Meaning of the Name</text:h>
      <text:p text:style-name="Standard">The name 'Sicht' comes from the German word meaning 'view'.</text:p>
      <text:p text:style-name="Standard">It represents envisioning the future and giving learners a clear path into programming.</text:p>
      <text:h text:style-name="Heading_20_1" text:outline-level="1">Design Principles</text:h>
      <text:h text:style-name="Heading_20_2" text:outline-level="2">1. Performance, Power, Readability, and Simplicity</text:h>
      <text:p text:style-name="Standard">Performance, power, readability, and simplicity are all important in Sicht.</text:p>
      <text:p text:style-name="Standard"><text:soft-page-break/>The language is designed to remain simple without losing capability.</text:p>
      <text:h text:style-name="Heading_20_2" text:outline-level="2">2. No Guessing</text:h>
      <text:p text:style-name="Standard">Sicht never guesses what the programmer means.</text:p>
      <text:p text:style-name="Standard">There are no automatic type conversions or hidden behavior.</text:p>
      <text:h text:style-name="Heading_20_2" text:outline-level="2">3. Readability Over Shortcuts</text:h>
      <text:p text:style-name="Standard">Shorter syntax is not more important than clarity.</text:p>
      <text:p text:style-name="Standard">Code should remain easy to read and understand.</text:p>
      <text:h text:style-name="Heading_20_2" text:outline-level="2">4. Careful and Stable Growth</text:h>
      <text:p text:style-name="Standard">Sicht grows carefully and slowly with well-designed features.</text:p>
      <text:p text:style-name="Standard">Stability is more important than rapid expansion.</text:p>
      <text:h text:style-name="Heading_20_2" text:outline-level="2">5. Rejection of Unnecessary Complexity</text:h>
      <text:p text:style-name="Standard">Features that add complexity without real benefit are not included in Sicht.</text:p>
      <text:p text:style-name="Standard"/>
      <text:p text:style-name="Standard"/>
      <text:h text:style-name="P3" text:outline-level="1">Program Structure</text:h>
      <text:p text:style-name="P4">Every Sicht program has the same basic structure.</text:p>
      <text:p text:style-name="P4">It starts with <text:span text:style-name="Source_20_Text">start</text:span><text:line-break/>and ends with <text:span text:style-name="Source_20_Text">end</text:span>.</text:p>
      <text:p text:style-name="P4">Like this:</text:p>
      <text:section text:style-name="Sect1" text:name="code-block-viewer">
        <text:p text:style-name="P5">start</text:p>
        <text:p text:style-name="P6"><text:s text:c="3"/>code</text:p>
        <text:p text:style-name="Preformatted_20_Text">end</text:p>
      </text:section>
      <text:p text:style-name="P4">Everything that should run must be inside this block.</text:p>
      <text:p text:style-name="P4">You canâ€™t write code before <text:span text:style-name="Source_20_Text">start</text:span> or after <text:span text:style-name="Source_20_Text">end</text:span>.<text:line-break/>If you do, the program is invalid.</text:p>
      <text:p text:style-name="P4">There must be exactly one <text:span text:style-name="Source_20_Text">start</text:span> and exactly one <text:span text:style-name="Source_20_Text">end</text:span>.<text:line-break/><text:span text:style-name="Source_20_Text">start</text:span> always comes first.</text:p>
      <text:p text:style-name="P4">Sicht runs the code from top to bottom, line by line.<text:line-break/>There is no hidden behavior and nothing runs automatically outside the block.</text:p>
      <text:p text:style-name="P4"><text:soft-page-break/>Simple and clear.</text:p>
      <text:p text:style-name="Standard"/>
      <text:p text:style-name="P4"/>
      <text:p text:style-name="P4"/>
      <text:p text:style-name="P4"/>
      <text:h text:style-name="P3" text:outline-level="1">Values</text:h>
      <text:p text:style-name="P4">Sicht has seven basic types of values:</text:p>
      <text:list text:style-name="L1">
        <text:list-header>
          <text:p text:style-name="P7">int<text:span text:style-name="T1">eger</text:span></text:p>
          <text:p text:style-name="P7">float</text:p>
          <text:p text:style-name="P8">boolean</text:p>
          <text:p text:style-name="P9">string</text:p>
        </text:list-header>
      </text:list>
      <text:p text:style-name="P10">list</text:p>
      <text:p text:style-name="P4">dictionary</text:p>
      <text:p text:style-name="P4">generator</text:p>
      <text:p text:style-name="P4">These are the core runtime value types.</text:p>
      <text:h text:style-name="P11" text:outline-level="2">int<text:span text:style-name="T1">eger</text:span></text:h>
      <text:p text:style-name="P4">An int<text:span text:style-name="T1">eger</text:span> is a whole number.</text:p>
      <text:p text:style-name="P4">Examples:</text:p>
      <text:section text:style-name="Sect1" text:name="Bereich1">
        <text:p text:style-name="P5"><text:bookmark text:name="code-block-viewer"/>0</text:p>
        <text:p text:style-name="P6">7</text:p>
        <text:p text:style-name="P6">-15</text:p>
        <text:p text:style-name="Preformatted_20_Text">42</text:p>
      </text:section>
      <text:p text:style-name="P4">It does not have a decimal point.</text:p>
      <text:p text:style-name="P12"/>
      <text:h text:style-name="P11" text:outline-level="2">float</text:h>
      <text:p text:style-name="P4">A float is a number with a decimal point.</text:p>
      <text:p text:style-name="P4"><text:soft-page-break/>Examples:</text:p>
      <text:section text:style-name="Sect1" text:name="Bereich2">
        <text:p text:style-name="P5"><text:bookmark text:name="code-block-viewer Kopie 34"/>3.14</text:p>
        <text:p text:style-name="P6">0.5</text:p>
        <text:p text:style-name="Preformatted_20_Text">-2.75</text:p>
      </text:section>
      <text:p text:style-name="P4">If there is a decimal point, it is a float.</text:p>
      <text:p text:style-name="P12"/>
      <text:h text:style-name="P11" text:outline-level="2">boolean</text:h>
      <text:p text:style-name="P4">A boolean can only be:</text:p>
      <text:section text:style-name="Sect1" text:name="Bereich3">
        <text:p text:style-name="P5"><text:bookmark text:name="code-block-viewer Kopie 35"/>true</text:p>
        <text:p text:style-name="Preformatted_20_Text">false</text:p>
      </text:section>
      <text:p text:style-name="P4">Nothing else.</text:p>
      <text:p text:style-name="P4">Booleans are mainly used in comparisons and conditions.</text:p>
      <text:p text:style-name="P12"/>
      <text:h text:style-name="P11" text:outline-level="2">string</text:h>
      <text:p text:style-name="P4">A string is text.</text:p>
      <text:p text:style-name="P4">Strings are written inside double quotes.</text:p>
      <text:p text:style-name="P4">Examples:</text:p>
      <text:section text:style-name="Sect1" text:name="Bereich4">
        <text:p text:style-name="P5"><text:bookmark text:name="code-block-viewer Kopie 36"/>"Hello"</text:p>
        <text:p text:style-name="P6">"My name is Alex"</text:p>
        <text:p text:style-name="Preformatted_20_Text">"123"</text:p>
      </text:section>
      <text:p text:style-name="P4">Even <text:span text:style-name="Source_20_Text">"123"</text:span> is still a string. It is not a number.</text:p>
      <text:p text:style-name="P12"/>
      <text:p text:style-name="P4">Types in Sicht are strict.</text:p>
      <text:p text:style-name="P4">They do not automatically mix, <text:span text:style-name="T1">an integer is never a decimal, and a boolean is not a number.</text:span></text:p>
      <text:p text:style-name="P4">If you need a different type, you must convert it yourself <text:span text:style-name="T1">with casting (more on that later on)</text:span></text:p>
      <text:p text:style-name="Standard"/>
      <text:h text:style-name="P3" text:outline-level="1"><text:soft-page-break/>Variables</text:h>
      <text:p text:style-name="P4">Variables are used to store values.</text:p>
      <text:p text:style-name="P4">In Sicht, a variable is created when you assign something to it for the first time.</text:p>
      <text:p text:style-name="P4">You do not declare variables separately.</text:p>
      <text:h text:style-name="P11" text:outline-level="2">Syntax</text:h>
      <text:section text:style-name="Sect1" text:name="Bereich5">
        <text:p text:style-name="P13"><text:bookmark text:name="code-block-viewer Kopie 39"/>set name to value</text:p>
      </text:section>
      <text:p text:style-name="P4">Example:</text:p>
      <text:section text:style-name="Sect1" text:name="Bereich6">
        <text:p text:style-name="P5"><text:bookmark text:name="code-block-viewer Kopie 40"/>set age to 15</text:p>
        <text:p text:style-name="P6">set name to "Alex"</text:p>
        <text:p text:style-name="Preformatted_20_Text">set pi to 3.14</text:p>
      </text:section>
      <text:p text:style-name="P4">When this runs, the variables <text:span text:style-name="Source_20_Text">age</text:span>, <text:span text:style-name="Source_20_Text">name</text:span>, and <text:span text:style-name="Source_20_Text">pi</text:span> are created.</text:p>
      <text:p text:style-name="P12"/>
      <text:h text:style-name="P11" text:outline-level="2">Important Rules</text:h>
      <text:p text:style-name="P4">A variable does not exist before it is assigned.</text:p>
      <text:p text:style-name="P4">This means:</text:p>
      <text:section text:style-name="Sect1" text:name="Bereich7">
        <text:p text:style-name="P13"><text:bookmark text:name="code-block-viewer Kopie 41"/>print age</text:p>
      </text:section>
      <text:p text:style-name="P4">If <text:span text:style-name="Source_20_Text">age</text:span> was never assigned before, the program will stop with a runtime error.</text:p>
      <text:p text:style-name="P4">Reassignment is allowed.</text:p>
      <text:p text:style-name="P4">Example:</text:p>
      <text:section text:style-name="Sect1" text:name="Bereich8">
        <text:p text:style-name="P5"><text:bookmark text:name="code-block-viewer Kopie 42"/>set number to 5</text:p>
        <text:p text:style-name="Preformatted_20_Text">set number to 10</text:p>
      </text:section>
      <text:p text:style-name="P4">Now <text:span text:style-name="Source_20_Text">number</text:span> stores <text:span text:style-name="Source_20_Text">10</text:span>.</text:p>
      <text:p text:style-name="P12"/>
      <text:p text:style-name="P4">Variables simply hold values.</text:p>
      <text:p text:style-name="P4">They do not change type automatically <text:span text:style-name="T2">and t</text:span>hey only store whatever you assign to them.</text:p>
      <text:p text:style-name="P4"/>
      <text:h text:style-name="P3" text:outline-level="1"><text:soft-page-break/>Expressions</text:h>
      <text:p text:style-name="P4">An expression is anything that produces a value.</text:p>
      <text:p text:style-name="P4">If something gives you a result, its an expression.</text:p>
      <text:h text:style-name="P11" text:outline-level="2">Simple expressions</text:h>
      <text:p text:style-name="P4">A value by itself is already an expression.</text:p>
      <text:section text:style-name="Sect1" text:name="Bereich9">
        <text:p text:style-name="P5"><text:bookmark text:name="code-block-viewer Kopie 43"/>5</text:p>
        <text:p text:style-name="P6">3.14</text:p>
        <text:p text:style-name="P6">true</text:p>
        <text:p text:style-name="Preformatted_20_Text">"Hello"</text:p>
      </text:section>
      <text:p text:style-name="P4">A variable is also an expression.</text:p>
      <text:section text:style-name="Sect1" text:name="Bereich10">
        <text:p text:style-name="P5"><text:bookmark text:name="code-block-viewer Kopie 44"/>age</text:p>
        <text:p text:style-name="Preformatted_20_Text">name</text:p>
      </text:section>
      <text:p text:style-name="P12"/>
      <text:h text:style-name="P11" text:outline-level="2">Arithmetic expressions</text:h>
      <text:p text:style-name="P4">You can combine numbers using operators.</text:p>
      <text:p text:style-name="P4">Sicht supports:</text:p>
      <text:list text:style-name="L2">
        <text:list-header>
          <text:p text:style-name="P14"><text:span text:style-name="Source_20_Text">+</text:span></text:p>
          <text:p text:style-name="P14"><text:span text:style-name="Source_20_Text">-</text:span></text:p>
          <text:p text:style-name="P14"><text:span text:style-name="Source_20_Text">*</text:span></text:p>
          <text:p text:style-name="P14"><text:span text:style-name="Source_20_Text">/</text:span></text:p>
          <text:p text:style-name="P14">unary minus <text:span text:style-name="T3">(-)</text:span></text:p>
        </text:list-header>
      </text:list>
      <text:p text:style-name="P4">Examples:</text:p>
      <text:section text:style-name="Sect1" text:name="Bereich11">
        <text:p text:style-name="P5"><text:bookmark text:name="code-block-viewer Kopie 45"/>5 + 3</text:p>
        <text:p text:style-name="P6">10 - 4</text:p>
        <text:p text:style-name="P6">6 * 2</text:p>
        <text:p text:style-name="P6">8 / 2</text:p>
        <text:p text:style-name="Preformatted_20_Text">-5</text:p>
      </text:section>
      <text:p text:style-name="P4">You can also use variables:</text:p>
      <text:section text:style-name="Sect1" text:name="Bereich12">
        <text:p text:style-name="P5"><text:bookmark text:name="code-block-viewer Kopie 46"/><text:soft-page-break/>set a to 5</text:p>
        <text:p text:style-name="P6">set b to 3</text:p>
        <text:p text:style-name="Preformatted_20_Text">set result to a + b</text:p>
      </text:section>
      <text:p text:style-name="P4">The part <text:span text:style-name="Source_20_Text">a + b</text:span> is the expression.<text:line-break/>It gets evaluated first, then assigned.</text:p>
      <text:p text:style-name="P12"/>
      <text:h text:style-name="P11" text:outline-level="2">Order of evaluation</text:h>
      <text:p text:style-name="P4">Sicht follows normal math rules.</text:p>
      <text:list text:style-name="L3">
        <text:list-item>
          <text:p text:style-name="P15">Unary minus</text:p>
        </text:list-item>
        <text:list-item>
          <text:p text:style-name="P15"><text:span text:style-name="Source_20_Text">*</text:span> and <text:span text:style-name="Source_20_Text">/</text:span></text:p>
        </text:list-item>
        <text:list-item>
          <text:p text:style-name="P15"><text:span text:style-name="Source_20_Text">+</text:span> and <text:span text:style-name="Source_20_Text">-</text:span></text:p>
        </text:list-item>
      </text:list>
      <text:p text:style-name="P4">You can use parentheses to control order:</text:p>
      <text:section text:style-name="Sect1" text:name="Bereich13">
        <text:p text:style-name="P13"><text:bookmark text:name="code-block-viewer Kopie 47"/>(5 + 3) * 2</text:p>
      </text:section>
      <text:p text:style-name="P12"/>
      <text:h text:style-name="P11" text:outline-level="2">Type rules</text:h>
      <text:p text:style-name="P4">Types must match.</text:p>
      <text:p text:style-name="P4">Allowed:</text:p>
      <text:list text:style-name="L4">
        <text:list-header>
          <text:p text:style-name="P16">int with int</text:p>
          <text:p text:style-name="P16">float with float</text:p>
          <text:p text:style-name="P16">numeric with numeric (according to engine rules)</text:p>
          <text:p text:style-name="P16">string + string</text:p>
        </text:list-header>
      </text:list>
      <text:p text:style-name="P4">Not allowed:</text:p>
      <text:list text:style-name="L5">
        <text:list-header>
          <text:p text:style-name="P17">string + int</text:p>
          <text:p text:style-name="P17">boolean + number</text:p>
          <text:p text:style-name="P17">any mixed types without casting</text:p>
        </text:list-header>
      </text:list>
      <text:p text:style-name="P4">If types donâ€™t match, the program stops.</text:p>
      <text:p text:style-name="P4">Sicht does not convert automatically.</text:p>
      <text:p text:style-name="P12"/>
      <text:h text:style-name="P11" text:outline-level="2"><text:soft-page-break/>Expressions everywhere</text:h>
      <text:p text:style-name="P4">Expressions can be used:</text:p>
      <text:list text:style-name="L6">
        <text:list-header>
          <text:p text:style-name="P18">in <text:span text:style-name="Source_20_Text">set</text:span></text:p>
          <text:p text:style-name="P18">in <text:span text:style-name="Source_20_Text">print</text:span></text:p>
          <text:p text:style-name="P18">in <text:span text:style-name="Source_20_Text">if</text:span></text:p>
          <text:p text:style-name="P18">in <text:span text:style-name="Source_20_Text">while</text:span></text:p>
          <text:p text:style-name="P18">inside string interpolation <text:span text:style-name="Source_20_Text">(expression)</text:span></text:p>
        </text:list-header>
      </text:list>
      <text:p text:style-name="P4">If it produces a value, it can be used.</text:p>
      <text:p text:style-name="P4"><text:line-break/>Then the result is printed.</text:p>
      <text:p text:style-name="P12"/>
      <text:h text:style-name="P19" text:outline-level="2">String Interpolation</text:h>
      <text:p text:style-name="P4">Sicht supports string interpolation.</text:p>
      <text:p text:style-name="P4">Inside a string, you can write an expression in parentheses.</text:p>
      <text:p text:style-name="P4">Example:</text:p>
      <text:section text:style-name="Sect1" text:name="Bereich14">
        <text:p text:style-name="P5"><text:bookmark text:name="code-block-viewer Kopie 48"/>set name to "Alex"</text:p>
        <text:p text:style-name="Preformatted_20_Text">print "Hello (name)"</text:p>
      </text:section>
      <text:p text:style-name="P4">The expression inside <text:span text:style-name="Source_20_Text">( )</text:span> is evaluated, and its result is inserted into the string.</text:p>
      <text:p text:style-name="P4">You can also use full expressions:</text:p>
      <text:section text:style-name="Sect1" text:name="Bereich15">
        <text:p text:style-name="P5"><text:bookmark text:name="code-block-viewer Kopie 49"/>set a to 5</text:p>
        <text:p text:style-name="P6">set b to 3</text:p>
        <text:p text:style-name="Preformatted_20_Text">print "The result is (a + b)"</text:p>
      </text:section>
      <text:p text:style-name="P12"/>
      <text:h text:style-name="P20" text:outline-level="3">Important</text:h>
      <text:p text:style-name="P4">The content inside <text:span text:style-name="Source_20_Text">( )</text:span> must be a valid expression.</text:p>
      <text:p text:style-name="P4">Type rules still apply.<text:line-break/>Interpolation does not ignore types.</text:p>
      <text:p text:style-name="P4">It just evaluates the expression and inserts the result into the string.</text:p>
      <text:p text:style-name="P4"><text:soft-page-break/></text:p>
      <text:h text:style-name="P3" text:outline-level="1">Comparisons</text:h>
      <text:p text:style-name="P4">Comparisons are used to compare two values.</text:p>
      <text:p text:style-name="P4">A comparison always produces a boolean.</text:p>
      <text:p text:style-name="P4">The result is either:</text:p>
      <text:section text:style-name="Sect1" text:name="Bereich16">
        <text:p text:style-name="P5"><text:bookmark text:name="code-block-viewer Kopie 50"/>true</text:p>
        <text:p text:style-name="Preformatted_20_Text">false</text:p>
      </text:section>
      <text:p text:style-name="P12"/>
      <text:h text:style-name="P11" text:outline-level="2">Supported comparisons</text:h>
      <text:p text:style-name="P4">Sicht supports these comparison forms:</text:p>
      <text:list text:style-name="L7">
        <text:list-header>
          <text:p text:style-name="P21"><text:span text:style-name="Source_20_Text">is greater than</text:span></text:p>
          <text:p text:style-name="P21"><text:span text:style-name="Source_20_Text">is less than</text:span></text:p>
          <text:p text:style-name="P21"><text:span text:style-name="Source_20_Text">is greater or equal to</text:span></text:p>
          <text:p text:style-name="P21"><text:span text:style-name="Source_20_Text">is less or equal to</text:span></text:p>
          <text:p text:style-name="P21"><text:span text:style-name="Source_20_Text">is and equal</text:span></text:p>
        </text:list-header>
      </text:list>
      <text:p text:style-name="P4">Example:</text:p>
      <text:section text:style-name="Sect1" text:name="Bereich17">
        <text:p text:style-name="P13"><text:bookmark text:name="code-block-viewer Kopie 51"/>5 is greater than 3</text:p>
      </text:section>
      <text:p text:style-name="P4">This produces:</text:p>
      <text:section text:style-name="Sect1" text:name="Bereich18">
        <text:p text:style-name="P13"><text:bookmark text:name="code-block-viewer Kopie 52"/>true</text:p>
      </text:section>
      <text:p text:style-name="P4">Another example:</text:p>
      <text:section text:style-name="Sect1" text:name="Bereich19">
        <text:p text:style-name="P13"><text:bookmark text:name="code-block-viewer Kopie 53"/>10 is less than 4</text:p>
      </text:section>
      <text:p text:style-name="P4">This produces:</text:p>
      <text:section text:style-name="Sect1" text:name="Bereich20">
        <text:p text:style-name="P13"><text:bookmark text:name="code-block-viewer Kopie 54"/>false</text:p>
      </text:section>
      <text:p text:style-name="P12"/>
      <text:h text:style-name="P11" text:outline-level="2">Using variables</text:h>
      <text:p text:style-name="P4">You can compare variables:</text:p>
      <text:section text:style-name="Sect1" text:name="Bereich21">
        <text:p text:style-name="P5"><text:bookmark text:name="code-block-viewer Kopie 55"/>set age to 15</text:p>
        <text:p text:style-name="Preformatted_20_Text">age is greater than 18</text:p>
      </text:section>
      <text:p text:style-name="P4">The result is <text:span text:style-name="Source_20_Text">false</text:span>.</text:p>
      <text:p text:style-name="P12"><text:soft-page-break/></text:p>
      <text:h text:style-name="P11" text:outline-level="2">Type rules</text:h>
      <text:p text:style-name="P4">The types must make sense.</text:p>
      <text:p text:style-name="P4">You can compare:</text:p>
      <text:list text:style-name="L8">
        <text:list-header>
          <text:p text:style-name="P22">numbers with numbers</text:p>
          <text:p text:style-name="P22">strings with strings</text:p>
          <text:p text:style-name="P22">booleans with booleans</text:p>
        </text:list-header>
      </text:list>
      <text:p text:style-name="P4">Mixed types are not allowed.</text:p>
      <text:p text:style-name="P4">This is invalid:</text:p>
      <text:section text:style-name="Sect1" text:name="Bereich22">
        <text:p text:style-name="P13"><text:bookmark text:name="code-block-viewer Kopie 56"/>5 is and equal "5"</text:p>
      </text:section>
      <text:p text:style-name="P4">Sicht does not convert automatically.<text:line-break/>If types donâ€™<text:span text:style-name="T3">t</text:span> match, it is an error.</text:p>
      <text:p text:style-name="P4"/>
      <text:h text:style-name="P3" text:outline-level="1">Logical Expressions</text:h>
      <text:p text:style-name="P23">Logical expressions in Sicht produce a boolean value.</text:p>
      <text:p text:style-name="P23">The result is always:</text:p>
      <text:list text:style-name="L9">
        <text:list-header>
          <text:p text:style-name="P24"><text:span text:style-name="Source_20_Text">true</text:span></text:p>
          <text:p text:style-name="P24"><text:span text:style-name="Source_20_Text">false</text:span></text:p>
        </text:list-header>
      </text:list>
      <text:p text:style-name="P23">They are mainly used in <text:span text:style-name="Source_20_Text">if</text:span> statements and <text:span text:style-name="Source_20_Text">while</text:span> loops, but they are normal expressions and can also be printed.</text:p>
      <text:p text:style-name="P23">Sicht does not use symbolic operators like <text:span text:style-name="Source_20_Text">==</text:span>, <text:span text:style-name="Source_20_Text">!=</text:span>, <text:span text:style-name="Source_20_Text">&gt;</text:span>, or <text:span text:style-name="Source_20_Text">&lt;</text:span>.<text:line-break/>Instead, it uses structured English-style comparison phrases.</text:p>
      <text:p text:style-name="P25"/>
      <text:h text:style-name="P26" text:outline-level="1">Comparison Expressions</text:h>
      <text:p text:style-name="P23">The official comparison forms in Sicht are:</text:p>
      <text:list text:style-name="L10">
        <text:list-header>
          <text:p text:style-name="P27"><text:span text:style-name="Source_20_Text">is equal to</text:span></text:p>
          <text:p text:style-name="P27"><text:span text:style-name="Source_20_Text">is not equal to</text:span></text:p>
          <text:p text:style-name="P27"><text:soft-page-break/><text:span text:style-name="Source_20_Text">is greater than</text:span></text:p>
          <text:p text:style-name="P27"><text:span text:style-name="Source_20_Text">is less than</text:span></text:p>
          <text:p text:style-name="P27"><text:span text:style-name="Source_20_Text">is greater or equal to</text:span></text:p>
          <text:p text:style-name="P27"><text:span text:style-name="Source_20_Text">is less or equal to</text:span></text:p>
        </text:list-header>
      </text:list>
      <text:p text:style-name="P23">Example:</text:p>
      <text:section text:style-name="Sect1" text:name="Bereich43">
        <text:p text:style-name="P28"><text:bookmark text:name="code-block-viewer Kopie 97"/>start</text:p>
        <text:p text:style-name="P29">set x to 10</text:p>
        <text:p text:style-name="P29">print x is equal to 10</text:p>
        <text:p text:style-name="P29">print x is not equal to 5</text:p>
        <text:p text:style-name="P29">print x is greater than 3</text:p>
        <text:p text:style-name="P29">print x is less or equal to 20</text:p>
        <text:p text:style-name="P30">end</text:p>
      </text:section>
      <text:p text:style-name="P23">Each comparison evaluates to <text:span text:style-name="Source_20_Text">true</text:span> or <text:span text:style-name="Source_20_Text">false</text:span>.</text:p>
      <text:p text:style-name="P25"/>
      <text:h text:style-name="P26" text:outline-level="1">Shorthand Forms</text:h>
      <text:p text:style-name="P23">Sicht also allows shorthand equality and inequality:</text:p>
      <text:list text:style-name="L11">
        <text:list-header>
          <text:p text:style-name="P31"><text:span text:style-name="Source_20_Text">x is 5</text:span></text:p>
          <text:p text:style-name="P31"><text:span text:style-name="Source_20_Text">x is not 5</text:span></text:p>
        </text:list-header>
      </text:list>
      <text:p text:style-name="P23">These behave exactly like:</text:p>
      <text:list text:style-name="L12">
        <text:list-header>
          <text:p text:style-name="P32"><text:span text:style-name="Source_20_Text">x is equal to 5</text:span></text:p>
          <text:p text:style-name="P32"><text:span text:style-name="Source_20_Text">x is not equal to 5</text:span></text:p>
        </text:list-header>
      </text:list>
      <text:p text:style-name="P23">Example:</text:p>
      <text:section text:style-name="Sect1" text:name="Bereich44">
        <text:p text:style-name="P28"><text:bookmark text:name="code-block-viewer Kopie 98"/>print 5 is 5</text:p>
        <text:p text:style-name="P30">print 10 is not 3</text:p>
      </text:section>
      <text:p text:style-name="P23">Both forms are valid.<text:line-break/>The full phrases are recommended for clarity, but shorthand forms are officially supported.</text:p>
      <text:p text:style-name="P25"/>
      <text:h text:style-name="P26" text:outline-level="1"><text:soft-page-break/>Combining Logical Expressions</text:h>
      <text:p text:style-name="P23">Logical expressions can be combined using:</text:p>
      <text:list text:style-name="L13">
        <text:list-header>
          <text:p text:style-name="P33"><text:span text:style-name="Source_20_Text">and</text:span></text:p>
          <text:p text:style-name="P33"><text:span text:style-name="Source_20_Text">or</text:span></text:p>
        </text:list-header>
      </text:list>
      <text:p text:style-name="P23">Example:</text:p>
      <text:section text:style-name="Sect1" text:name="Bereich45">
        <text:p text:style-name="P28"><text:bookmark text:name="code-block-viewer Kopie 99"/>start</text:p>
        <text:p text:style-name="P29">set x to 15</text:p>
        <text:p text:style-name="P29">if x is greater than 10 and x is less than 20 then</text:p>
        <text:p text:style-name="P29"><text:s text:c="4"/>print "x is between 10 and 20"</text:p>
        <text:p text:style-name="P29">endif</text:p>
        <text:p text:style-name="P30">end</text:p>
      </text:section>
      <text:p text:style-name="P23"><text:span text:style-name="Source_20_Text">and</text:span> requires both sides to be true.<text:line-break/><text:span text:style-name="Source_20_Text">or</text:span> requires at least one side to be true.</text:p>
      <text:p text:style-name="P25"/>
      <text:h text:style-name="P26" text:outline-level="1">Type Rules</text:h>
      <text:p text:style-name="P23">Comparisons in Sicht are strict.</text:p>
      <text:list text:style-name="L14">
        <text:list-header>
          <text:p text:style-name="P34">Both sides must be of the same type.</text:p>
          <text:p text:style-name="P34">There is no implicit type conversion.</text:p>
          <text:p text:style-name="P34">If types do not match, a runtime error occurs.</text:p>
        </text:list-header>
      </text:list>
      <text:p text:style-name="P23">Example (invalid):</text:p>
      <text:section text:style-name="Sect1" text:name="Bereich46">
        <text:p text:style-name="P35"><text:bookmark text:name="code-block-viewer Kopie 100"/>print 5 is equal to "5"</text:p>
      </text:section>
      <text:p text:style-name="P23">This causes a runtime error.</text:p>
      <text:p text:style-name="P25"/>
      <text:h text:style-name="P26" text:outline-level="1">Summary</text:h>
      <text:p text:style-name="P23">Logical expressions in Sicht:</text:p>
      <text:list text:style-name="L15">
        <text:list-header>
          <text:p text:style-name="P36">Use English-style comparison phrases</text:p>
          <text:p text:style-name="P36">Support both full and shorthand equality forms</text:p>
          <text:p text:style-name="P36"><text:soft-page-break/>Produce boolean values</text:p>
          <text:p text:style-name="P36">Support <text:span text:style-name="Source_20_Text">and</text:span> and <text:span text:style-name="Source_20_Text">or</text:span></text:p>
          <text:p text:style-name="P36">Enforce strict type checking</text:p>
          <text:p text:style-name="P37">Do not allow implicit coercion</text:p>
          <text:p text:style-name="P37"/>
        </text:list-header>
      </text:list>
      <text:p text:style-name="P38"/>
      <text:h text:style-name="P3" text:outline-level="1">If Statements</text:h>
      <text:p text:style-name="P4"><text:span text:style-name="Source_20_Text">if</text:span> statements are used to run code only if a condition is true.</text:p>
      <text:p text:style-name="P4">Basic structure:</text:p>
      <text:section text:style-name="Sect1" text:name="Bereich23">
        <text:p text:style-name="P5"><text:bookmark text:name="code-block-viewer Kopie 57"/>if condition then</text:p>
        <text:p text:style-name="P6"><text:s text:c="3"/>code</text:p>
        <text:p text:style-name="Preformatted_20_Text">endif</text:p>
      </text:section>
      <text:p text:style-name="P4">The condition must be a boolean expression.</text:p>
      <text:p text:style-name="P4">Example:</text:p>
      <text:section text:style-name="Sect1" text:name="Bereich24">
        <text:p text:style-name="P5"><text:bookmark text:name="code-block-viewer Kopie 58"/>set age to 20</text:p>
        <text:p text:style-name="P6">if age is greater than 18 then</text:p>
        <text:p text:style-name="P6"><text:s text:c="3"/>print "Adult"</text:p>
        <text:p text:style-name="Preformatted_20_Text">endif</text:p>
      </text:section>
      <text:p text:style-name="P4">If the condition is <text:span text:style-name="Source_20_Text">true</text:span>, the code inside runs.<text:line-break/>If it is <text:span text:style-name="Source_20_Text">false</text:span>, it is skipped.</text:p>
      <text:p text:style-name="P12"/>
      <text:h text:style-name="P11" text:outline-level="2">otherwise</text:h>
      <text:p text:style-name="P4">You can add an <text:span text:style-name="Source_20_Text">otherwise</text:span> block.</text:p>
      <text:section text:style-name="Sect1" text:name="Bereich25">
        <text:p text:style-name="P5"><text:bookmark text:name="code-block-viewer Kopie 59"/>if condition then</text:p>
        <text:p text:style-name="P6"><text:s text:c="3"/>code</text:p>
        <text:p text:style-name="P6">otherwise</text:p>
        <text:p text:style-name="P6"><text:s text:c="3"/>code</text:p>
        <text:p text:style-name="Preformatted_20_Text">endif</text:p>
      </text:section>
      <text:p text:style-name="P4"><text:soft-page-break/>Example:</text:p>
      <text:section text:style-name="Sect1" text:name="Bereich26">
        <text:p text:style-name="P5"><text:bookmark text:name="code-block-viewer Kopie 60"/>set age to 15</text:p>
        <text:p text:style-name="P6">if age is greater than 18 then</text:p>
        <text:p text:style-name="P6"><text:s text:c="3"/>print "Adult"</text:p>
        <text:p text:style-name="P6">otherwise</text:p>
        <text:p text:style-name="P6"><text:s text:c="3"/>print "Minor"</text:p>
        <text:p text:style-name="Preformatted_20_Text">endif</text:p>
      </text:section>
      <text:p text:style-name="P4">Only one of the blocks runs.</text:p>
      <text:p text:style-name="P12"/>
      <text:h text:style-name="P11" text:outline-level="2">otherwise if</text:h>
      <text:p text:style-name="P4">You can check multiple conditions using <text:span text:style-name="Source_20_Text">otherwise if</text:span>.</text:p>
      <text:section text:style-name="Sect1" text:name="Bereich27">
        <text:p text:style-name="P5"><text:bookmark text:name="code-block-viewer Kopie 61"/>if condition then</text:p>
        <text:p text:style-name="P6"><text:s text:c="3"/>code</text:p>
        <text:p text:style-name="P6">otherwise if condition then</text:p>
        <text:p text:style-name="P6"><text:s text:c="3"/>code</text:p>
        <text:p text:style-name="P6">otherwise</text:p>
        <text:p text:style-name="P6"><text:s text:c="3"/>code</text:p>
        <text:p text:style-name="Preformatted_20_Text">endif</text:p>
      </text:section>
      <text:p text:style-name="P4">Example:</text:p>
      <text:section text:style-name="Sect1" text:name="Bereich28">
        <text:p text:style-name="P5"><text:bookmark text:name="code-block-viewer Kopie 62"/>set score to 85</text:p>
        <text:p text:style-name="P6">if score is greater or equal to 90 then</text:p>
        <text:p text:style-name="P6"><text:s text:c="3"/>print "A"</text:p>
        <text:p text:style-name="P6">otherwise if score is greater or equal to 75 then</text:p>
        <text:p text:style-name="P6"><text:s text:c="3"/>print "B"</text:p>
        <text:p text:style-name="P6">otherwise</text:p>
        <text:p text:style-name="P6"><text:s text:c="3"/>print "C"</text:p>
        <text:p text:style-name="Preformatted_20_Text">endif</text:p>
      </text:section>
      <text:p text:style-name="P4">The conditions are checked from top to bottom.<text:line-break/>As soon as one is true, its block runs and the rest are skipped.</text:p>
      <text:p text:style-name="P4"><text:soft-page-break/></text:p>
      <text:h text:style-name="P3" text:outline-level="1">While Loops</text:h>
      <text:p text:style-name="P4">In Sicht, loops use <text:span text:style-name="Source_20_Text">while</text:span> together with <text:span text:style-name="Source_20_Text">repeat</text:span>.</text:p>
      <text:p text:style-name="P4">Basic structure:</text:p>
      <text:section text:style-name="Sect1" text:name="Bereich29">
        <text:p text:style-name="P5"><text:bookmark text:name="code-block-viewer Kopie 63"/>while condition repeat (number times)</text:p>
        <text:p text:style-name="P6"><text:s text:c="3"/>code</text:p>
        <text:p text:style-name="Preformatted_20_Text">endwhile</text:p>
      </text:section>
      <text:p text:style-name="P4">The loop runs while the condition is true,<text:line-break/>and it repeats the block the specified number of times.</text:p>
      <text:p text:style-name="P12"/>
      <text:h text:style-name="P11" text:outline-level="2"><text:soft-page-break/>Example</text:h>
      <text:section text:style-name="Sect1" text:name="Bereich30">
        <text:p text:style-name="P5"><text:bookmark text:name="code-block-viewer Kopie 64"/>set number to 1</text:p>
        <text:p text:style-name="P6">while number is less or equal to 5 repeat (5 times)</text:p>
        <text:p text:style-name="P6"><text:s text:c="3"/>print number</text:p>
        <text:p text:style-name="P6"><text:s text:c="3"/>set number to number + 1</text:p>
        <text:p text:style-name="Preformatted_20_Text">endwhile</text:p>
      </text:section>
      <text:p text:style-name="P4">The block runs up to 5 times.</text:p>
      <text:p text:style-name="P4">Each time:</text:p>
      <text:list text:style-name="L16">
        <text:list-header>
          <text:p text:style-name="P39">The condition is checked.</text:p>
          <text:p text:style-name="P39">If it is true, the code runs.</text:p>
          <text:p text:style-name="P39">If it becomes false, the loop stops early.</text:p>
        </text:list-header>
      </text:list>
      <text:p text:style-name="P12"/>
      <text:h text:style-name="P11" text:outline-level="2">Important Rules</text:h>
      <text:list text:style-name="L17">
        <text:list-header>
          <text:p text:style-name="P40">The condition must be boolean.</text:p>
          <text:p text:style-name="P40">The repeat count must be an integer.</text:p>
          <text:p text:style-name="P40"><text:span text:style-name="Source_20_Text">endwhile</text:span> is required.</text:p>
          <text:p text:style-name="P40">The loop stops if:</text:p>
          <text:list>
            <text:list-header>
              <text:p text:style-name="P40">The condition becomes false, or</text:p>
              <text:p text:style-name="P40">The repeat count is reached.</text:p>
            </text:list-header>
          </text:list>
        </text:list-header>
      </text:list>
      <text:p text:style-name="P4">There is no hidden behavior.<text:line-break/>Everything is written explicitly.</text:p>
      <text:p text:style-name="P12"/>
      <text:p text:style-name="P4"/>
      <text:h text:style-name="P3" text:outline-level="1">Input</text:h>
      <text:p text:style-name="P4"><text:span text:style-name="Source_20_Text">input</text:span> is used to get text from the user.</text:p>
      <text:p text:style-name="P4">Syntax:</text:p>
      <text:section text:style-name="Sect1" text:name="Bereich31">
        <text:p text:style-name="P13"><text:bookmark text:name="code-block-viewer Kopie 65"/>input "Prompt text"</text:p>
      </text:section>
      <text:p text:style-name="P4"><text:soft-page-break/>Example:</text:p>
      <text:section text:style-name="Sect1" text:name="Bereich32">
        <text:p text:style-name="P13"><text:bookmark text:name="code-block-viewer Kopie 66"/>set name to input "Enter your name: "</text:p>
      </text:section>
      <text:p text:style-name="P4">When the program runs, it shows the prompt.<text:line-break/>The user types something and presses enter.<text:line-break/>The value that is returned is stored in the variable.</text:p>
      <text:p text:style-name="P12"/>
      <text:h text:style-name="P11" text:outline-level="2">Important</text:h>
      <text:p text:style-name="P4"><text:span text:style-name="Source_20_Text">input</text:span> always returns a <text:span text:style-name="Strong_20_Emphasis"><text:span text:style-name="T4">string</text:span></text:span>.</text:p>
      <text:p text:style-name="P4">Always.</text:p>
      <text:p text:style-name="P4">Even if the user types:</text:p>
      <text:section text:style-name="Sect1" text:name="Bereich33">
        <text:p text:style-name="P13"><text:bookmark text:name="code-block-viewer Kopie 67"/>25</text:p>
      </text:section>
      <text:p text:style-name="P4">It is still a string, not an int.</text:p>
      <text:p text:style-name="P4">If you need a number, you must cast it.</text:p>
      <text:p text:style-name="P4">Example:</text:p>
      <text:section text:style-name="Sect1" text:name="Bereich34">
        <text:p text:style-name="P5"><text:bookmark text:name="code-block-viewer Kopie 68"/>set ageText to input "Enter your age: "</text:p>
        <text:p text:style-name="Preformatted_20_Text">set age to cast ageText to int</text:p>
      </text:section>
      <text:p text:style-name="P12"/>
      <text:p text:style-name="P4"><text:span text:style-name="Source_20_Text">input</text:span> does not guess the type.<text:line-break/>It does not automatically convert anything.</text:p>
      <text:p text:style-name="P4">It just returns exactly what the user typed as a string.</text:p>
      <text:p text:style-name="P4"/>
      <text:h text:style-name="P3" text:outline-level="1">Casting</text:h>
      <text:p text:style-name="P4">Casting is used to convert a value from one type to another.</text:p>
      <text:p text:style-name="P4">Sicht does not convert types automatically.<text:line-break/>If you want a different type, you must write it explicitly.</text:p>
      <text:h text:style-name="P11" text:outline-level="2">Syntax</text:h>
      <text:section text:style-name="Sect1" text:name="Bereich35">
        <text:p text:style-name="P13"><text:bookmark text:name="code-block-viewer Kopie 69"/>cast value to type</text:p>
      </text:section>
      <text:p text:style-name="P4">Example:</text:p>
      <text:section text:style-name="Sect1" text:name="Bereich36">
        <text:p text:style-name="P13"><text:bookmark text:name="code-block-viewer Kopie 70"/>set number to cast "25" to int</text:p>
      </text:section>
      <text:p text:style-name="P4">Here, the string <text:span text:style-name="Source_20_Text">"25"</text:span> is converted into the integer <text:span text:style-name="Source_20_Text">25</text:span>.</text:p>
      <text:p text:style-name="P12"><text:soft-page-break/></text:p>
      <text:h text:style-name="P11" text:outline-level="2">Common Use Case (with input)</text:h>
      <text:p text:style-name="P4">Since <text:span text:style-name="Source_20_Text">input</text:span> always returns a string, casting is often needed.</text:p>
      <text:section text:style-name="Sect1" text:name="Bereich37">
        <text:p text:style-name="P5"><text:bookmark text:name="code-block-viewer Kopie 71"/>set ageText to input "Enter your age: "</text:p>
        <text:p text:style-name="Preformatted_20_Text">set age to cast ageText to int</text:p>
      </text:section>
      <text:p text:style-name="P4">Now <text:span text:style-name="Source_20_Text">age</text:span> is an int and can be used in arithmetic or comparisons.</text:p>
      <text:p text:style-name="P12"/>
      <text:h text:style-name="P11" text:outline-level="2">Supported Casts</text:h>
      <text:list text:style-name="L18">
        <text:list-header>
          <text:p text:style-name="P41">string <text:span text:style-name="T3">to</text:span> int</text:p>
          <text:p text:style-name="P41">string <text:span text:style-name="T3">to</text:span> float</text:p>
          <text:p text:style-name="P41">int <text:span text:style-name="T3">to</text:span> float</text:p>
          <text:p text:style-name="P41">float <text:span text:style-name="T3">to </text:span>int</text:p>
        </text:list-header>
      </text:list>
      <text:p text:style-name="P4">If the conversion does not make sense, the program stops.</text:p>
      <text:p text:style-name="P4">Example:</text:p>
      <text:section text:style-name="Sect1" text:name="Bereich38">
        <text:p text:style-name="P13"><text:bookmark text:name="code-block-viewer Kopie 72"/>set value to cast "hello" to int</text:p>
      </text:section>
      <text:p text:style-name="P4">This causes a runtime error.</text:p>
      <text:p text:style-name="P12"/>
      <text:p text:style-name="P4">Casting is explicit.</text:p>
      <text:p text:style-name="P4">Sicht never converts types on its own.<text:line-break/>If you need a different type, you must say it.</text:p>
      <text:p text:style-name="P4"/>
      <text:h text:style-name="P42" text:outline-level="1">String Methods</text:h>
      <text:p text:style-name="P4">String methods are built-in operations that work on strings.</text:p>
      <text:p text:style-name="P4">They always use parentheses.</text:p>
      <text:p text:style-name="P4">General form:</text:p>
      <text:section text:style-name="Sect1" text:name="Bereich39">
        <text:p text:style-name="P13"><text:bookmark text:name="code-block-viewer Kopie 73"/>method of (expression)</text:p>
      </text:section>
      <text:p text:style-name="P4">The expression inside the parentheses must evaluate to a <text:span text:style-name="Strong_20_Emphasis"><text:span text:style-name="T5">string</text:span></text:span>.</text:p>
      <text:p text:style-name="P4">It does not have to be a variable.<text:line-break/>It can be any expression, as long as the final result is a string.</text:p>
      <text:p text:style-name="P12"><text:soft-page-break/></text:p>
      <text:h text:style-name="P11" text:outline-level="2">Examples with variables</text:h>
      <text:section text:style-name="Sect1" text:name="Bereich40">
        <text:p text:style-name="P5"><text:bookmark text:name="code-block-viewer Kopie 74"/>set text to "Hello"</text:p>
        <text:p text:style-name="Preformatted_20_Text">print length of (text)</text:p>
      </text:section>
      <text:p text:style-name="P12"/>
      <text:h text:style-name="P11" text:outline-level="2">Examples with expressions</text:h>
      <text:section text:style-name="Sect1" text:name="Bereich41">
        <text:p text:style-name="P5"><text:bookmark text:name="code-block-viewer Kopie 75"/>print length of ("Hello" + " World")</text:p>
        <text:p text:style-name="Preformatted_20_Text">print uppercase of (trim of (" <text:s/>hello <text:s/>"))</text:p>
      </text:section>
      <text:p text:style-name="P4">As long as the expression inside produces a string, it is valid.</text:p>
      <text:p text:style-name="P12"/>
      <text:h text:style-name="P11" text:outline-level="2">Important</text:h>
      <text:p text:style-name="P4">This is invalid:</text:p>
      <text:section text:style-name="Sect1" text:name="Bereich42">
        <text:p text:style-name="P13"><text:bookmark text:name="code-block-viewer Kopie 76"/>length of (5)</text:p>
      </text:section>
      <text:p text:style-name="P4">Because <text:span text:style-name="Source_20_Text">5</text:span> is not a string.</text:p>
      <text:p text:style-name="P4">Types must match.<text:line-break/>Sicht does not convert automatically.</text:p>
      <text:p text:style-name="P4"/>
      <text:h text:style-name="P3" text:outline-level="1">Repeat Loops</text:h>
      <text:p text:style-name="P4">Repeat loops are used when you want to run a block of code a specific number of times.</text:p>
      <text:p text:style-name="P4">Unlike <text:span text:style-name="Source_20_Text">while</text:span>, a repeat loop does not depend on a condition.<text:line-break/>It simply runs the block the specified number of times.</text:p>
      <text:h text:style-name="P11" text:outline-level="2">Basic Structure</text:h>
      <text:section text:style-name="Sect1" text:name="Bereich47">
        <text:p text:style-name="P5"><text:bookmark text:name="code-block-viewer Kopie 1"/>repeat number times</text:p>
        <text:p text:style-name="P6"><text:s text:c="3"/>code</text:p>
        <text:p text:style-name="Preformatted_20_Text">endrepeat</text:p>
      </text:section>
      <text:p text:style-name="P4">The number must be an expression that produces an integer.</text:p>
      <text:p text:style-name="P4">Example:</text:p>
      <text:section text:style-name="Sect1" text:name="Bereich48">
        <text:p text:style-name="P5"><text:bookmark text:name="code-block-viewer Kopie 2"/>repeat 5 times</text:p>
        <text:p text:style-name="P6"><text:s text:c="3"/>print "Hello"</text:p>
        <text:p text:style-name="Preformatted_20_Text"><text:soft-page-break/>endrepeat</text:p>
      </text:section>
      <text:p text:style-name="P4">This program prints <text:span text:style-name="Source_20_Text">"Hello"</text:span> five times.</text:p>
      <text:p text:style-name="P12"/>
      <text:h text:style-name="P11" text:outline-level="2">Using Variables</text:h>
      <text:p text:style-name="P4">The repeat count can also be stored in a variable.</text:p>
      <text:p text:style-name="P4">Example:</text:p>
      <text:section text:style-name="Sect1" text:name="Bereich49">
        <text:p text:style-name="P5"><text:bookmark text:name="code-block-viewer Kopie 3"/>set count to 3</text:p>
        <text:p text:style-name="P6">repeat count times</text:p>
        <text:p text:style-name="P6"><text:s text:c="3"/>print "Running"</text:p>
        <text:p text:style-name="Preformatted_20_Text">endrepeat</text:p>
      </text:section>
      <text:p text:style-name="P4">The block runs three times.</text:p>
      <text:p text:style-name="P12"/>
      <text:h text:style-name="P11" text:outline-level="2">Using Expressions</text:h>
      <text:p text:style-name="P4">The repeat count can be any expression that evaluates to an integer.</text:p>
      <text:p text:style-name="P4">Example:</text:p>
      <text:section text:style-name="Sect1" text:name="Bereich50">
        <text:p text:style-name="P5"><text:bookmark text:name="code-block-viewer Kopie 4"/>repeat (2 + 3) times</text:p>
        <text:p text:style-name="P6"><text:s text:c="3"/>print "Repeat"</text:p>
        <text:p text:style-name="Preformatted_20_Text">endrepeat</text:p>
      </text:section>
      <text:p text:style-name="P4">Since <text:span text:style-name="Source_20_Text">2 + 3</text:span> equals <text:span text:style-name="Source_20_Text">5</text:span>, the block runs five times.</text:p>
      <text:p text:style-name="P12"/>
      <text:h text:style-name="P11" text:outline-level="2">Important Rules</text:h>
      <text:p text:style-name="P4">The repeat count must evaluate to an <text:span text:style-name="Strong_20_Emphasis"><text:span text:style-name="T4">integer</text:span></text:span><text:line-break/>The repeat count <text:span text:style-name="Strong_20_Emphasis"><text:span text:style-name="T4">cannot be negative</text:span></text:span><text:line-break/><text:span text:style-name="Source_20_Text">endrepeat</text:span> is required<text:line-break/>The loop runs <text:span text:style-name="Strong_20_Emphasis"><text:span text:style-name="T4">exactly the specified number of times</text:span></text:span></text:p>
      <text:p text:style-name="P4">If the repeat value is not an integer, the program stops with a runtime error.</text:p>
      <text:p text:style-name="P4">Example (invalid):</text:p>
      <text:section text:style-name="Sect1" text:name="Bereich51">
        <text:p text:style-name="P5"><text:bookmark text:name="code-block-viewer Kopie 5"/>repeat 3.5 times</text:p>
        <text:p text:style-name="P6"><text:s text:c="3"/>print "Hello"</text:p>
        <text:p text:style-name="Preformatted_20_Text">endrepeat</text:p>
      </text:section>
      <text:p text:style-name="P12"><text:soft-page-break/></text:p>
      <text:h text:style-name="P11" text:outline-level="2">Difference Between While and Repeat</text:h>
      <text:p text:style-name="P4">Sicht has two loop types because they solve different problems.</text:p>
      <text:p text:style-name="P4"><text:span text:style-name="Source_20_Text">while</text:span> loops depend on a <text:span text:style-name="Strong_20_Emphasis"><text:span text:style-name="T4">condition</text:span></text:span>.</text:p>
      <text:section text:style-name="Sect1" text:name="Bereich52">
        <text:p text:style-name="P5"><text:bookmark text:name="code-block-viewer Kopie 6"/>while x is less than 10 repeat (10 times)</text:p>
        <text:p text:style-name="P6"><text:s text:c="3"/>set x to x + 1</text:p>
        <text:p text:style-name="Preformatted_20_Text">endwhile</text:p>
      </text:section>
      <text:p text:style-name="P4"><text:span text:style-name="Source_20_Text">repeat</text:span> loops depend on a <text:span text:style-name="Strong_20_Emphasis"><text:span text:style-name="T4">fixed count</text:span></text:span>.</text:p>
      <text:section text:style-name="Sect1" text:name="Bereich53">
        <text:p text:style-name="P5"><text:bookmark text:name="code-block-viewer Kopie 7"/>repeat 10 times</text:p>
        <text:p text:style-name="P6"><text:s text:c="3"/>print "Hello"</text:p>
        <text:p text:style-name="Preformatted_20_Text">endrepeat</text:p>
      </text:section>
      <text:p text:style-name="P4">Use <text:span text:style-name="Source_20_Text">while</text:span> when the loop should stop based on a condition.<text:line-break/>Use <text:span text:style-name="Source_20_Text">repeat</text:span> when you already know exactly how many times something should run.</text:p>
      <text:p text:style-name="P4"/>
      <text:h text:style-name="P3" text:outline-level="1">Loop Control</text:h>
      <text:p text:style-name="P4">Sicht provides two statements that control loop execution:</text:p>
      <text:section text:style-name="Sect1" text:name="Bereich66">
        <text:p text:style-name="P5"><text:bookmark text:name="code-block-viewer Kopie 20"/>next</text:p>
        <text:p text:style-name="Preformatted_20_Text">exit</text:p>
      </text:section>
      <text:p text:style-name="P4">These statements can only be used <text:span text:style-name="Strong_20_Emphasis"><text:span text:style-name="T4">inside loops</text:span></text:span>.</text:p>
      <text:p text:style-name="P12"/>
      <text:h text:style-name="P42" text:outline-level="1"><text:span text:style-name="Source_20_Text">next</text:span></text:h>
      <text:p text:style-name="P4"><text:span text:style-name="Source_20_Text">next</text:span> immediately stops the current iteration of a loop and starts the <text:span text:style-name="Strong_20_Emphasis"><text:span text:style-name="T4">next iteration</text:span></text:span>.</text:p>
      <text:p text:style-name="P4">Example:</text:p>
      <text:section text:style-name="Sect1" text:name="Bereich67">
        <text:p text:style-name="P5"><text:bookmark text:name="code-block-viewer Kopie 21"/>repeat 5 times</text:p>
        <text:p text:style-name="P6"><text:s text:c="4"/>x = input</text:p>
        <text:p text:style-name="P6"><text:s text:c="4"/>if x = "skip"</text:p>
        <text:p text:style-name="P6"><text:s text:c="8"/>next</text:p>
        <text:p text:style-name="P6"><text:s text:c="4"/>endif</text:p>
        <text:p text:style-name="P6"><text:soft-page-break/><text:s text:c="4"/>print "You typed (x)"</text:p>
        <text:p text:style-name="Preformatted_20_Text">endrepeat</text:p>
      </text:section>
      <text:p text:style-name="P4">If the user enters <text:span text:style-name="Source_20_Text">"skip"</text:span>, the program skips the rest of the current iteration and continues with the next one.</text:p>
      <text:p text:style-name="P12"/>
      <text:h text:style-name="P42" text:outline-level="1"><text:span text:style-name="Source_20_Text">exit</text:span></text:h>
      <text:p text:style-name="P4"><text:span text:style-name="Source_20_Text">exit</text:span> immediately terminates the <text:span text:style-name="Strong_20_Emphasis">c</text:span><text:span text:style-name="Strong_20_Emphasis"><text:span text:style-name="T4">urrent loop</text:span></text:span>.</text:p>
      <text:p text:style-name="P4">Example:</text:p>
      <text:section text:style-name="Sect1" text:name="Bereich68">
        <text:p text:style-name="P5"><text:bookmark text:name="code-block-viewer Kopie 22"/>repeat 10 times</text:p>
        <text:p text:style-name="P6"><text:s text:c="4"/>x = input</text:p>
        <text:p text:style-name="P6"><text:s text:c="4"/>if x = "stop"</text:p>
        <text:p text:style-name="P6"><text:s text:c="8"/>exit</text:p>
        <text:p text:style-name="P6"><text:s text:c="4"/>endif</text:p>
        <text:p text:style-name="P6"><text:s text:c="4"/>print "You typed (x)"</text:p>
        <text:p text:style-name="Preformatted_20_Text">endrepeat</text:p>
      </text:section>
      <text:p text:style-name="P4">If the user enters <text:span text:style-name="Source_20_Text">"stop"</text:span>, the loop ends immediately and execution continues after the loop.</text:p>
      <text:p text:style-name="P12"/>
      <text:h text:style-name="P42" text:outline-level="1">Important Rules</text:h>
      <text:p text:style-name="P4"><text:span text:style-name="Source_20_Text">next</text:span></text:p>
      <text:list text:style-name="L19">
        <text:list-header>
          <text:p text:style-name="P43">Can only be used inside loops</text:p>
          <text:p text:style-name="P43">Skips the rest of the current iteration</text:p>
          <text:p text:style-name="P43">Starts the next iteration</text:p>
        </text:list-header>
      </text:list>
      <text:p text:style-name="P4"><text:span text:style-name="Source_20_Text">exit</text:span></text:p>
      <text:list text:style-name="L20">
        <text:list-header>
          <text:p text:style-name="P44">Can only be used inside loops</text:p>
          <text:p text:style-name="P44">Immediately <text:span text:style-name="T3">terminates</text:span> the nearest loop</text:p>
        </text:list-header>
      </text:list>
      <text:p text:style-name="P4">Using <text:span text:style-name="Source_20_Text">next</text:span> or <text:span text:style-name="Source_20_Text">exit</text:span> outside a loop results in a <text:span text:style-name="Strong_20_Emphasis"><text:span text:style-name="T4">runtime error</text:span></text:span>.</text:p>
      <text:p text:style-name="P4"/>
      <text:p text:style-name="P4"><text:soft-page-break/></text:p>
      <text:h text:style-name="P3" text:outline-level="1">String Indexing</text:h>
      <text:p text:style-name="P4">String indexing allows access to a <text:span text:style-name="Strong_20_Emphasis"><text:span text:style-name="T4">single character</text:span></text:span> inside a string.</text:p>
      <text:p text:style-name="P4">The result of a string indexing operation is a <text:span text:style-name="Strong_20_Emphasis"><text:span text:style-name="T4">string containing exactly one character</text:span></text:span>.</text:p>
      <text:p text:style-name="P12"/>
      <text:h text:style-name="P11" text:outline-level="2">Syntax</text:h>
      <text:section text:style-name="Sect1" text:name="Bereich54">
        <text:p text:style-name="P13"><text:bookmark text:name="code-block-viewer Kopie 8"/>character &lt;index&gt; of(&lt;string expression&gt;)</text:p>
      </text:section>
      <text:p text:style-name="P4">Where:</text:p>
      <text:list text:style-name="L21">
        <text:list-header>
          <text:p text:style-name="P45"><text:span text:style-name="Source_20_Text">&lt;index&gt;</text:span> must evaluate to an <text:span text:style-name="Strong_20_Emphasis"><text:span text:style-name="T5">integer</text:span></text:span></text:p>
          <text:p text:style-name="P45"><text:span text:style-name="Source_20_Text">&lt;string expression&gt;</text:span> must evaluate to a <text:span text:style-name="Strong_20_Emphasis"><text:span text:style-name="T5">string</text:span></text:span></text:p>
        </text:list-header>
      </text:list>
      <text:p text:style-name="P12"/>
      <text:h text:style-name="P11" text:outline-level="2">Example</text:h>
      <text:section text:style-name="Sect1" text:name="Bereich55">
        <text:p text:style-name="P5"><text:bookmark text:name="code-block-viewer Kopie 9"/>start</text:p>
        <text:p text:style-name="P6">set name to "Alice"</text:p>
        <text:p text:style-name="P6">print character 0 of(name)</text:p>
        <text:p text:style-name="P6">print character 1 of(name)</text:p>
        <text:p text:style-name="P6">print character 2 of(name)</text:p>
        <text:p text:style-name="Preformatted_20_Text">end</text:p>
      </text:section>
      <text:p text:style-name="P4">Output:</text:p>
      <text:section text:style-name="Sect1" text:name="Bereich56">
        <text:p text:style-name="P5"><text:bookmark text:name="code-block-viewer Kopie 10"/>A</text:p>
        <text:p text:style-name="P6">l</text:p>
        <text:p text:style-name="Preformatted_20_Text">i</text:p>
      </text:section>
      <text:p text:style-name="P12"/>
      <text:h text:style-name="P11" text:outline-level="2">Index Position</text:h>
      <text:p text:style-name="P4">Sicht uses <text:span text:style-name="Strong_20_Emphasis"><text:span text:style-name="T4">zero-based indexing</text:span></text:span>.</text:p>
      <text:p text:style-name="P4">This means the first character of a string is at index <text:span text:style-name="Strong_20_Emphasis"><text:span text:style-name="T5">0</text:span></text:span>.</text:p>
      <text:p text:style-name="P4">Example:</text:p>
      <text:section text:style-name="Sect1" text:name="Bereich57">
        <text:p text:style-name="P5"><text:bookmark text:name="code-block-viewer Kopie 11"/>start</text:p>
        <text:p text:style-name="P6"><text:soft-page-break/>set word to "hello"</text:p>
        <text:p text:style-name="P6">print character 0 of(word)</text:p>
        <text:p text:style-name="P6">print character 4 of(word)</text:p>
        <text:p text:style-name="Preformatted_20_Text">end</text:p>
      </text:section>
      <text:p text:style-name="P4">Output:</text:p>
      <text:section text:style-name="Sect1" text:name="Bereich58">
        <text:p text:style-name="P5"><text:bookmark text:name="code-block-viewer Kopie 12"/>h</text:p>
        <text:p text:style-name="Preformatted_20_Text">o</text:p>
      </text:section>
      <text:p text:style-name="P12"/>
      <text:h text:style-name="P11" text:outline-level="2">Using Expressions as Index</text:h>
      <text:p text:style-name="P4">The index may be any expression that evaluates to an integer.</text:p>
      <text:p text:style-name="P4">Example:</text:p>
      <text:section text:style-name="Sect1" text:name="Bereich59">
        <text:p text:style-name="P5"><text:bookmark text:name="code-block-viewer Kopie 13"/>start</text:p>
        <text:p text:style-name="P6">set word to "world"</text:p>
        <text:p text:style-name="P6">set i to 2</text:p>
        <text:p text:style-name="P6">print character i of(word)</text:p>
        <text:p text:style-name="Preformatted_20_Text">end</text:p>
      </text:section>
      <text:p text:style-name="P4">Output:</text:p>
      <text:section text:style-name="Sect1" text:name="Bereich60">
        <text:p text:style-name="P13"><text:bookmark text:name="code-block-viewer Kopie 14"/>r</text:p>
      </text:section>
      <text:p text:style-name="P12"/>
      <text:h text:style-name="P11" text:outline-level="2">Runtime Errors</text:h>
      <text:p text:style-name="P4">A runtime error occurs if:</text:p>
      <text:h text:style-name="P20" text:outline-level="3">Index is not an integer</text:h>
      <text:section text:style-name="Sect1" text:name="Bereich61">
        <text:p text:style-name="P13"><text:bookmark text:name="code-block-viewer Kopie 15"/>character "two" of(name)</text:p>
      </text:section>
      <text:p text:style-name="P12"/>
      <text:h text:style-name="P20" text:outline-level="3">Target is not a string</text:h>
      <text:section text:style-name="Sect1" text:name="Bereich62">
        <text:p text:style-name="P13"><text:bookmark text:name="code-block-viewer Kopie 16"/>character 0 of(5)</text:p>
      </text:section>
      <text:p text:style-name="P12"/>
      <text:h text:style-name="P20" text:outline-level="3">Index is outside the string</text:h>
      <text:section text:style-name="Sect1" text:name="Bereich63">
        <text:p text:style-name="P13"><text:bookmark text:name="code-block-viewer Kopie 17"/>character 10 of("hi")</text:p>
      </text:section>
      <text:p text:style-name="P12"/>
      <text:h text:style-name="P11" text:outline-level="2">Example with Input</text:h>
      <text:section text:style-name="Sect1" text:name="Bereich64">
        <text:p text:style-name="P5"><text:bookmark text:name="code-block-viewer Kopie 18"/><text:soft-page-break/>start</text:p>
        <text:p text:style-name="P6">set name to input "Enter your name: "</text:p>
        <text:p text:style-name="P6">print "First letter: (character 0 of(name))"</text:p>
        <text:p text:style-name="Preformatted_20_Text">end</text:p>
      </text:section>
      <text:p text:style-name="P4"><text:span text:style-name="T6">O</text:span>utput:</text:p>
      <text:section text:style-name="Sect1" text:name="Bereich65">
        <text:p text:style-name="P5"><text:bookmark text:name="code-block-viewer Kopie 19"/>Enter your name: Alice</text:p>
        <text:p text:style-name="Preformatted_20_Text">First letter: A</text:p>
      </text:section>
      <text:p text:style-name="P4"/>
      <text:p text:style-name="P4"/>
      <text:h text:style-name="P3" text:outline-level="1">Comments</text:h>
      <text:p text:style-name="P4">Comments allow you to write notes inside your program that are <text:span text:style-name="Strong_20_Emphasis"><text:span text:style-name="T4">ignored by the interpreter</text:span></text:span>. They are useful for explaining code or temporarily disabling lines during testing.</text:p>
      <text:p text:style-name="P4">Sicht uses the <text:span text:style-name="Source_20_Text">#</text:span> symbol to start a comment.</text:p>
      <text:p text:style-name="P4">Anything written after <text:span text:style-name="Source_20_Text">#</text:span> on the same line is ignored.</text:p>
      <text:p text:style-name="P12"/>
      <text:h text:style-name="P11" text:outline-level="2">Syntax</text:h>
      <text:section text:style-name="Sect1" text:name="Bereich69">
        <text:p text:style-name="P13"><text:bookmark text:name="code-block-viewer Kopie 23"/># comment text</text:p>
      </text:section>
      <text:p text:style-name="P12"/>
      <text:h text:style-name="P11" text:outline-level="2">Example</text:h>
      <text:section text:style-name="Sect1" text:name="Bereich70">
        <text:p text:style-name="P5"><text:bookmark text:name="code-block-viewer Kopie 24"/>start</text:p>
        <text:p text:style-name="P6"># This prints a greeting</text:p>
        <text:p text:style-name="P6">print "Hello"</text:p>
        <text:p text:style-name="P6"># This prints another message</text:p>
        <text:p text:style-name="P6">print "Welcome"</text:p>
        <text:p text:style-name="Preformatted_20_Text">end</text:p>
      </text:section>
      <text:p text:style-name="P4">Output:</text:p>
      <text:section text:style-name="Sect1" text:name="Bereich71">
        <text:p text:style-name="P5"><text:bookmark text:name="code-block-viewer Kopie 25"/>Hello</text:p>
        <text:p text:style-name="Preformatted_20_Text">Welcome</text:p>
      </text:section>
      <text:p text:style-name="P12"/>
      <text:h text:style-name="P11" text:outline-level="2"><text:soft-page-break/>Inline Comments</text:h>
      <text:p text:style-name="P4">Comments can also appear <text:span text:style-name="Strong_20_Emphasis">after code on the same line</text:span>.</text:p>
      <text:p text:style-name="P4">Example:</text:p>
      <text:section text:style-name="Sect1" text:name="Bereich72">
        <text:p text:style-name="P5"><text:bookmark text:name="code-block-viewer Kopie 26"/>start</text:p>
        <text:p text:style-name="P6">print "Hello" # greeting</text:p>
        <text:p text:style-name="P6">print "World" # second message</text:p>
        <text:p text:style-name="Preformatted_20_Text">end</text:p>
      </text:section>
      <text:p text:style-name="P4">Output:</text:p>
      <text:section text:style-name="Sect1" text:name="Bereich73">
        <text:p text:style-name="P5"><text:bookmark text:name="code-block-viewer Kopie 27"/>Hello</text:p>
        <text:p text:style-name="Preformatted_20_Text">World</text:p>
      </text:section>
      <text:p text:style-name="P12"/>
      <text:h text:style-name="P11" text:outline-level="2">Notes</text:h>
      <text:p text:style-name="P4">Comments start with <text:span text:style-name="Source_20_Text">#</text:span><text:line-break/>Everything after <text:span text:style-name="Source_20_Text">#</text:span> on the same line is ignored<text:line-break/>Comments do not affect program execution<text:line-break/>Comments cannot span multiple lines</text:p>
      <text:p text:style-name="P4"/>
      <text:p text:style-name="P4"/>
      <text:h text:style-name="P3" text:outline-level="1">Arrays</text:h>
      <text:p text:style-name="P4">Arrays allow storing multiple values inside one variable.</text:p>
      <text:p text:style-name="P4">Each value inside the array is called an <text:span text:style-name="Strong_20_Emphasis"><text:span text:style-name="T5">element</text:span></text:span>.</text:p>
      <text:p text:style-name="P4">Elements are accessed using an<text:span text:style-name="T7"> </text:span><text:span text:style-name="Strong_20_Emphasis"><text:span text:style-name="T8">index</text:span></text:span>.</text:p>
      <text:p text:style-name="P4">Indexes start at <text:span text:style-name="Strong_20_Emphasis"><text:span text:style-name="T5">0</text:span></text:span>.</text:p>
      <text:p text:style-name="P12"/>
      <text:h text:style-name="P42" text:outline-level="1">Creating an Array</text:h>
      <text:p text:style-name="P4">Arrays are created using square brackets <text:span text:style-name="Source_20_Text">[]</text:span>.</text:p>
      <text:p text:style-name="P4">Example:</text:p>
      <text:section text:style-name="Sect1" text:name="Bereich74">
        <text:p text:style-name="P5"><text:bookmark text:name="code-block-viewer Kopie 179"/>start</text:p>
        <text:p text:style-name="P6"><text:soft-page-break/>set numbers to [10,20,30]</text:p>
        <text:p text:style-name="Preformatted_20_Text">end</text:p>
      </text:section>
      <text:p text:style-name="P4">The array <text:span text:style-name="Source_20_Text">numbers</text:span> now contains three elements.</text:p>
      <text:section text:style-name="Sect1" text:name="Bereich75">
        <text:p text:style-name="P5"><text:bookmark text:name="code-block-viewer Kopie 180"/>Index: <text:s text:c="2"/>0 <text:s text:c="2"/>1 <text:s text:c="2"/>2</text:p>
        <text:p text:style-name="Preformatted_20_Text">Value: <text:s/>10 <text:s/>20 <text:s/>30</text:p>
      </text:section>
      <text:p text:style-name="P12"/>
      <text:h text:style-name="P42" text:outline-level="1">Accessing Elements</text:h>
      <text:p text:style-name="P4">To access an element inside an array, use:</text:p>
      <text:section text:style-name="Sect1" text:name="Bereich76">
        <text:p text:style-name="P13"><text:bookmark text:name="code-block-viewer Kopie 181"/>element &lt;index&gt; of(&lt;array&gt;)</text:p>
      </text:section>
      <text:p text:style-name="P4">Example:</text:p>
      <text:section text:style-name="Sect1" text:name="Bereich77">
        <text:p text:style-name="P5"><text:bookmark text:name="code-block-viewer Kopie 182"/>start</text:p>
        <text:p text:style-name="P6">set numbers to [10,20,30]</text:p>
        <text:p text:style-name="P6">print element 0 of(numbers)</text:p>
        <text:p text:style-name="P6">print element 1 of(numbers)</text:p>
        <text:p text:style-name="P6">print element 2 of(numbers)</text:p>
        <text:p text:style-name="Preformatted_20_Text">end</text:p>
      </text:section>
      <text:p text:style-name="P4">Output:</text:p>
      <text:section text:style-name="Sect1" text:name="Bereich78">
        <text:p text:style-name="P5"><text:bookmark text:name="code-block-viewer Kopie 183"/>10</text:p>
        <text:p text:style-name="P6">20</text:p>
        <text:p text:style-name="Preformatted_20_Text">30</text:p>
      </text:section>
      <text:p text:style-name="P12"/>
      <text:h text:style-name="P42" text:outline-level="1">Changing an Element</text:h>
      <text:p text:style-name="P4">To change a value inside an array, use:</text:p>
      <text:section text:style-name="Sect1" text:name="Bereich79">
        <text:p text:style-name="P13"><text:bookmark text:name="code-block-viewer Kopie 184"/>set element &lt;index&gt; of(&lt;array&gt;) to &lt;value&gt;</text:p>
      </text:section>
      <text:p text:style-name="P4">Example:</text:p>
      <text:section text:style-name="Sect1" text:name="Bereich80">
        <text:p text:style-name="P5"><text:bookmark text:name="code-block-viewer Kopie 185"/>start</text:p>
        <text:p text:style-name="P6">set numbers to [10,20,30]</text:p>
        <text:p text:style-name="P6">set element 1 of(numbers) to 99</text:p>
        <text:p text:style-name="P6">print numbers</text:p>
        <text:p text:style-name="Preformatted_20_Text">end</text:p>
      </text:section>
      <text:p text:style-name="P4"><text:soft-page-break/>Output:</text:p>
      <text:section text:style-name="Sect1" text:name="Bereich81">
        <text:p text:style-name="P13"><text:bookmark text:name="code-block-viewer Kopie 186"/>[10, 99, 30]</text:p>
      </text:section>
      <text:p text:style-name="P12"/>
      <text:h text:style-name="P42" text:outline-level="1">Adding Elements</text:h>
      <text:p text:style-name="P4">To add a new value to the end of an array, use:</text:p>
      <text:section text:style-name="Sect1" text:name="Bereich82">
        <text:p text:style-name="P13"><text:bookmark text:name="code-block-viewer Kopie 187"/>add &lt;value&gt; to(&lt;array&gt;)</text:p>
      </text:section>
      <text:p text:style-name="P4">Example:</text:p>
      <text:section text:style-name="Sect1" text:name="Bereich83">
        <text:p text:style-name="P5"><text:bookmark text:name="code-block-viewer Kopie 188"/>start</text:p>
        <text:p text:style-name="P6">set numbers to [10,20]</text:p>
        <text:p text:style-name="P6">add 30 to(numbers)</text:p>
        <text:p text:style-name="P6">add 40 to(numbers)</text:p>
        <text:p text:style-name="P6">print numbers</text:p>
        <text:p text:style-name="Preformatted_20_Text">end</text:p>
      </text:section>
      <text:p text:style-name="P4">Output:</text:p>
      <text:section text:style-name="Sect1" text:name="Bereich84">
        <text:p text:style-name="P13"><text:bookmark text:name="code-block-viewer Kopie 189"/>[10, 20, 30, 40]</text:p>
      </text:section>
      <text:p text:style-name="P4">The new value is always added to the <text:span text:style-name="Strong_20_Emphasis">end</text:span> of the array.</text:p>
      <text:p text:style-name="P12"/>
      <text:h text:style-name="P42" text:outline-level="1">Removing Elements by Value</text:h>
      <text:p text:style-name="P4">To remove a value from an array, use:</text:p>
      <text:section text:style-name="Sect1" text:name="Bereich85">
        <text:p text:style-name="P13"><text:bookmark text:name="code-block-viewer Kopie 190"/>remove &lt;value&gt; from(&lt;array&gt;)</text:p>
      </text:section>
      <text:p text:style-name="P4">Example:</text:p>
      <text:section text:style-name="Sect1" text:name="Bereich86">
        <text:p text:style-name="P5"><text:bookmark text:name="code-block-viewer Kopie 191"/>start</text:p>
        <text:p text:style-name="P6">set numbers to [1,2,3,2,4]</text:p>
        <text:p text:style-name="P6">remove 2 from(numbers)</text:p>
        <text:p text:style-name="P6">print numbers</text:p>
        <text:p text:style-name="Preformatted_20_Text">end</text:p>
      </text:section>
      <text:p text:style-name="P4">Output:</text:p>
      <text:section text:style-name="Sect1" text:name="Bereich87">
        <text:p text:style-name="P13"><text:bookmark text:name="code-block-viewer Kopie 192"/>[1, 3, 2, 4]</text:p>
      </text:section>
      <text:p text:style-name="P4">Only the <text:span text:style-name="Strong_20_Emphasis"><text:span text:style-name="T5">first matching element</text:span></text:span> is removed.<text:line-break/>Other matching values remain in the array.</text:p>
      <text:p text:style-name="P12"/>
      <text:h text:style-name="P42" text:outline-level="1"><text:soft-page-break/>Removing Elements by Index</text:h>
      <text:p text:style-name="P4">To remove an element at a specific index, use:</text:p>
      <text:section text:style-name="Sect1" text:name="Bereich88">
        <text:p text:style-name="P13"><text:bookmark text:name="code-block-viewer Kopie 193"/>remove element &lt;index&gt; from(&lt;array&gt;)</text:p>
      </text:section>
      <text:p text:style-name="P4">Example:</text:p>
      <text:section text:style-name="Sect1" text:name="Bereich89">
        <text:p text:style-name="P5"><text:bookmark text:name="code-block-viewer Kopie 194"/>start</text:p>
        <text:p text:style-name="P6">set numbers to [10,20,30,40]</text:p>
        <text:p text:style-name="P6">remove element 1 from(numbers)</text:p>
        <text:p text:style-name="P6">print numbers</text:p>
        <text:p text:style-name="Preformatted_20_Text">end</text:p>
      </text:section>
      <text:p text:style-name="P4">Output:</text:p>
      <text:section text:style-name="Sect1" text:name="Bereich90">
        <text:p text:style-name="P13"><text:bookmark text:name="code-block-viewer Kopie 195"/>[10, 30, 40]</text:p>
      </text:section>
      <text:p text:style-name="P4">The element at index <text:span text:style-name="Strong_20_Emphasis">1</text:span> was removed.<text:line-break/>All elements after it <text:span text:style-name="Strong_20_Emphasis">shift left</text:span>.</text:p>
      <text:p text:style-name="P12"/>
      <text:h text:style-name="P42" text:outline-level="1">Clearing an Array</text:h>
      <text:p text:style-name="P4">To remove all elements from an array, use:</text:p>
      <text:section text:style-name="Sect1" text:name="Bereich91">
        <text:p text:style-name="P13"><text:bookmark text:name="code-block-viewer Kopie 196"/>clear(&lt;array&gt;)</text:p>
      </text:section>
      <text:p text:style-name="P4">Example:</text:p>
      <text:section text:style-name="Sect1" text:name="Bereich92">
        <text:p text:style-name="P5"><text:bookmark text:name="code-block-viewer Kopie 197"/>start</text:p>
        <text:p text:style-name="P6">set numbers to [1,2,3,4]</text:p>
        <text:p text:style-name="P6">clear(numbers)</text:p>
        <text:p text:style-name="P6">print numbers</text:p>
        <text:p text:style-name="Preformatted_20_Text">end</text:p>
      </text:section>
      <text:p text:style-name="P4">Output:</text:p>
      <text:section text:style-name="Sect1" text:name="Bereich93">
        <text:p text:style-name="P13"><text:bookmark text:name="code-block-viewer Kopie 198"/>[]</text:p>
      </text:section>
      <text:p text:style-name="P4">The array still exists, but it now contains <text:span text:style-name="Strong_20_Emphasis">zero elements</text:span>.</text:p>
      <text:p text:style-name="P12"/>
      <text:h text:style-name="P42" text:outline-level="1">Array Length</text:h>
      <text:p text:style-name="P4">The number of elements inside an array can be obtained using:</text:p>
      <text:section text:style-name="Sect1" text:name="Bereich94">
        <text:p text:style-name="P13"><text:bookmark text:name="code-block-viewer Kopie 199"/>length of(&lt;array&gt;)</text:p>
      </text:section>
      <text:p text:style-name="P4"><text:soft-page-break/>Example:</text:p>
      <text:section text:style-name="Sect1" text:name="Bereich95">
        <text:p text:style-name="P5"><text:bookmark text:name="code-block-viewer Kopie 200"/>start</text:p>
        <text:p text:style-name="P6">set numbers to [10,20,30]</text:p>
        <text:p text:style-name="P6">print length of(numbers)</text:p>
        <text:p text:style-name="Preformatted_20_Text">end</text:p>
      </text:section>
      <text:p text:style-name="P4">Output:</text:p>
      <text:section text:style-name="Sect1" text:name="Bereich96">
        <text:p text:style-name="P13"><text:bookmark text:name="code-block-viewer Kopie 201"/>3</text:p>
      </text:section>
      <text:p text:style-name="P12"/>
      <text:h text:style-name="P42" text:outline-level="1">Empty Arrays</text:h>
      <text:p text:style-name="P4">An array can also be empty.</text:p>
      <text:p text:style-name="P4">Example:</text:p>
      <text:section text:style-name="Sect1" text:name="Bereich97">
        <text:p text:style-name="P13"><text:bookmark text:name="code-block-viewer Kopie 202"/>set numbers to []</text:p>
      </text:section>
      <text:p text:style-name="P4">The array contains <text:span text:style-name="Strong_20_Emphasis"><text:span text:style-name="T5">zero elements</text:span></text:span>.</text:p>
      <text:p text:style-name="P12"/>
      <text:h text:style-name="P42" text:outline-level="1">Nested Arrays</text:h>
      <text:p text:style-name="P4">Arrays can contain other arrays.</text:p>
      <text:p text:style-name="P4">Example:</text:p>
      <text:section text:style-name="Sect1" text:name="Bereich98">
        <text:p text:style-name="P5"><text:bookmark text:name="code-block-viewer Kopie 203"/>start</text:p>
        <text:p text:style-name="P6">set matrix to [[1,2],[3,4]]</text:p>
        <text:p text:style-name="P6">print element 1 of(element 0 of(matrix))</text:p>
        <text:p text:style-name="Preformatted_20_Text">end</text:p>
      </text:section>
      <text:p text:style-name="P4">Output:</text:p>
      <text:section text:style-name="Sect1" text:name="Bereich99">
        <text:p text:style-name="P13"><text:bookmark text:name="code-block-viewer Kopie 204"/>2</text:p>
      </text:section>
      <text:p text:style-name="P12"/>
      <text:h text:style-name="P42" text:outline-level="1">Contains</text:h>
      <text:p text:style-name="P4">The<text:span text:style-name="Strong_20_Emphasis"><text:span text:style-name="T5"> </text:span></text:span><text:span text:style-name="Strong_20_Emphasis"><text:span text:style-name="T8">contains</text:span></text:span> expression checks whether an array contains a specific value.</text:p>
      <text:p text:style-name="P4">Syntax:</text:p>
      <text:section text:style-name="Sect1" text:name="Bereich100">
        <text:p text:style-name="P13"><text:bookmark text:name="code-block-viewer Kopie 205"/>&lt;array&gt; contains &lt;value&gt;</text:p>
      </text:section>
      <text:p text:style-name="P4">It returns a <text:span text:style-name="Strong_20_Emphasis">boolean</text:span>.</text:p>
      <text:p text:style-name="P4">Example:</text:p>
      <text:section text:style-name="Sect1" text:name="Bereich101">
        <text:p text:style-name="P5"><text:bookmark text:name="code-block-viewer Kopie 206"/><text:soft-page-break/>start</text:p>
        <text:p text:style-name="P6">set numbers to [10,20,30]</text:p>
        <text:p text:style-name="P6">print numbers contains 20</text:p>
        <text:p text:style-name="P6">print numbers contains 5</text:p>
        <text:p text:style-name="Preformatted_20_Text">end</text:p>
      </text:section>
      <text:p text:style-name="P4">Output:</text:p>
      <text:section text:style-name="Sect1" text:name="Bereich102">
        <text:p text:style-name="P5"><text:bookmark text:name="code-block-viewer Kopie 207"/>true</text:p>
        <text:p text:style-name="Preformatted_20_Text">false</text:p>
      </text:section>
      <text:p text:style-name="P12"/>
      <text:h text:style-name="P42" text:outline-level="1">Using Contains in Conditions</text:h>
      <text:section text:style-name="Sect1" text:name="Bereich103">
        <text:p text:style-name="P5"><text:bookmark text:name="code-block-viewer Kopie 208"/>start</text:p>
        <text:p text:style-name="P6">set numbers to [10,20,30]</text:p>
        <text:p text:style-name="P6">if numbers contains 30</text:p>
        <text:p text:style-name="P6"><text:s text:c="4"/>print "30 exists in the array"</text:p>
        <text:p text:style-name="P6">endif</text:p>
        <text:p text:style-name="Preformatted_20_Text">end</text:p>
      </text:section>
      <text:p text:style-name="P12"/>
      <text:h text:style-name="P42" text:outline-level="1">Sorting an Array</text:h>
      <text:p text:style-name="P4">Arrays can be sorted using:</text:p>
      <text:section text:style-name="Sect1" text:name="Bereich104">
        <text:p text:style-name="P13"><text:bookmark text:name="code-block-viewer Kopie 209"/>sort(&lt;array&gt;)</text:p>
      </text:section>
      <text:p text:style-name="P4">Example:</text:p>
      <text:section text:style-name="Sect1" text:name="Bereich105">
        <text:p text:style-name="P5"><text:bookmark text:name="code-block-viewer Kopie 210"/>start</text:p>
        <text:p text:style-name="P6">set numbers to [4,1,3,2]</text:p>
        <text:p text:style-name="P6">print sort(numbers)</text:p>
        <text:p text:style-name="Preformatted_20_Text">end</text:p>
      </text:section>
      <text:p text:style-name="P4">Output:</text:p>
      <text:section text:style-name="Sect1" text:name="Bereich106">
        <text:p text:style-name="P13"><text:bookmark text:name="code-block-viewer Kopie 211"/>[1, 2, 3, 4]</text:p>
      </text:section>
      <text:p text:style-name="P12"/>
      <text:h text:style-name="P42" text:outline-level="1">Reversing an Array</text:h>
      <text:p text:style-name="P4">Arrays can be reversed using:</text:p>
      <text:section text:style-name="Sect1" text:name="Bereich107">
        <text:p text:style-name="P13"><text:bookmark text:name="code-block-viewer Kopie 212"/><text:soft-page-break/>reverse(&lt;array&gt;)</text:p>
      </text:section>
      <text:p text:style-name="P4">Example:</text:p>
      <text:section text:style-name="Sect1" text:name="Bereich108">
        <text:p text:style-name="P5"><text:bookmark text:name="code-block-viewer Kopie 213"/>start</text:p>
        <text:p text:style-name="P6">set numbers to [1,2,3,4]</text:p>
        <text:p text:style-name="P6">print reverse(numbers)</text:p>
        <text:p text:style-name="Preformatted_20_Text">end</text:p>
      </text:section>
      <text:p text:style-name="P4">Output:</text:p>
      <text:section text:style-name="Sect1" text:name="Bereich109">
        <text:p text:style-name="P13"><text:bookmark text:name="code-block-viewer Kopie 214"/>[4, 3, 2, 1]</text:p>
      </text:section>
      <text:p text:style-name="P12"/>
      <text:h text:style-name="P42" text:outline-level="1">Index Rules</text:h>
      <text:p text:style-name="P4">Array indexes start at <text:span text:style-name="Strong_20_Emphasis">0</text:span>.</text:p>
      <text:p text:style-name="P4">For an array with 3 elements:</text:p>
      <text:section text:style-name="Sect1" text:name="Bereich110">
        <text:p text:style-name="P13"><text:bookmark text:name="code-block-viewer Kopie 215"/>[10,20,30]</text:p>
      </text:section>
      <text:p text:style-name="P4">Valid indexes are:</text:p>
      <text:section text:style-name="Sect1" text:name="Bereich111">
        <text:p text:style-name="P5"><text:bookmark text:name="code-block-viewer Kopie 216"/>0</text:p>
        <text:p text:style-name="P6">1</text:p>
        <text:p text:style-name="Preformatted_20_Text">2</text:p>
      </text:section>
      <text:p text:style-name="P4">Accessing an invalid index causes a <text:span text:style-name="Strong_20_Emphasis"><text:span text:style-name="T5">runtime error</text:span></text:span>.</text:p>
      <text:p text:style-name="P4">Example:</text:p>
      <text:section text:style-name="Sect1" text:name="Bereich112">
        <text:p text:style-name="P13"><text:bookmark text:name="code-block-viewer Kopie 217"/>print element 5 of(numbers)</text:p>
      </text:section>
      <text:p text:style-name="P4">Error:</text:p>
      <text:section text:style-name="Sect1" text:name="Bereich113">
        <text:p text:style-name="P5"><text:bookmark text:name="code-block-viewer Kopie 218"/>[Runtime Error]</text:p>
        <text:p text:style-name="P6">Index out of bounds</text:p>
        <text:p text:style-name="Preformatted_20_Text">List index is outside the list.</text:p>
      </text:section>
      <text:p text:style-name="P12"/>
      <text:h text:style-name="P42" text:outline-level="1">Type Rules</text:h>
      <text:p text:style-name="P4">Arrays can contain any value type, including:</text:p>
      <text:p text:style-name="P4">integers<text:line-break/>floats<text:line-break/>booleans<text:line-break/>strings<text:line-break/>arrays</text:p>
      <text:p text:style-name="P4"><text:soft-page-break/>Example:</text:p>
      <text:section text:style-name="Sect1" text:name="Bereich114">
        <text:p text:style-name="P13"><text:bookmark text:name="code-block-viewer Kopie 219"/>set data to [10, "hello", true]</text:p>
      </text:section>
      <text:p text:style-name="P12"/>
      <text:h text:style-name="P42" text:outline-level="1">Summary</text:h>
      <text:p text:style-name="P4">Arrays support:</text:p>
      <text:p text:style-name="P4">Creating arrays<text:line-break/>Accessing elements<text:line-break/>Modifying elements<text:line-break/>Getting array length<text:line-break/>Empty arrays<text:line-break/>Nested arrays<text:line-break/>Adding elements<text:line-break/>Removing elements by value<text:line-break/>Removing elements by index<text:line-break/>Clearing arrays<text:line-break/>Checking if a value exists (<text:span text:style-name="Source_20_Text">contains</text:span>)<text:line-break/>Sorting arrays (<text:span text:style-name="Source_20_Text">sort</text:span>)<text:line-break/>Reversing arrays (<text:span text:style-name="Source_20_Text">reverse</text:span>)</text:p>
      <text:p text:style-name="P46"/>
      <text:h text:style-name="P3" text:outline-level="1">Functions</text:h>
      <text:p text:style-name="P4">Functions allow you to group reusable logic into a named block of code.</text:p>
      <text:p text:style-name="P4">A function can receive values as parameters and produces a result when it finishes.</text:p>
      <text:p text:style-name="P4">Functions help organize programs and avoid repeating the same code multiple times.</text:p>
      <text:h text:style-name="P11" text:outline-level="2">Creating a Function</text:h>
      <text:p text:style-name="P4">Functions are defined using <text:span text:style-name="Source_20_Text">create function</text:span>.</text:p>
      <text:p text:style-name="P4">Basic structure:</text:p>
      <text:section text:style-name="Sect1" text:name="Bereich115">
        <text:p text:style-name="P5"><text:bookmark text:name="code-block-viewer Kopie 28"/>create function name(parameters)</text:p>
        <text:p text:style-name="P6"><text:s text:c="4"/>expression</text:p>
        <text:p text:style-name="Preformatted_20_Text">endfunction</text:p>
      </text:section>
      <text:p text:style-name="P4">Example:</text:p>
      <text:section text:style-name="Sect1" text:name="Bereich116">
        <text:p text:style-name="P5"><text:bookmark text:name="code-block-viewer Kopie 29"/>create function sum(a, b)</text:p>
        <text:p text:style-name="P6"><text:s text:c="4"/>a + b</text:p>
        <text:p text:style-name="Preformatted_20_Text"><text:soft-page-break/>endfunction</text:p>
      </text:section>
      <text:p text:style-name="P4">The expression inside the function becomes the result of the function.</text:p>
      <text:p text:style-name="P4">Example usage:</text:p>
      <text:section text:style-name="Sect1" text:name="Bereich117">
        <text:p text:style-name="P13"><text:bookmark text:name="code-block-viewer Kopie 30"/>print sum(5, 3)</text:p>
      </text:section>
      <text:p text:style-name="P4">Output:</text:p>
      <text:section text:style-name="Sect1" text:name="Bereich118">
        <text:p text:style-name="P13"><text:bookmark text:name="code-block-viewer Kopie 31"/>8</text:p>
      </text:section>
      <text:p text:style-name="P4">The parameters <text:span text:style-name="Source_20_Text">a</text:span> and <text:span text:style-name="Source_20_Text">b</text:span> receive the values <text:span text:style-name="Source_20_Text">5</text:span> and <text:span text:style-name="Source_20_Text">3</text:span>.</text:p>
      <text:p text:style-name="P12"/>
      <text:h text:style-name="P11" text:outline-level="2">Default Parameters</text:h>
      <text:p text:style-name="P4">Functions may define default values for parameters.</text:p>
      <text:p text:style-name="P4">Default parameters use the word <text:span text:style-name="Source_20_Text">default</text:span>.</text:p>
      <text:p text:style-name="P4">Example:</text:p>
      <text:section text:style-name="Sect1" text:name="Bereich119">
        <text:p text:style-name="P5"><text:bookmark text:name="code-block-viewer Kopie 32"/>create function greet(name, punctuation default "!")</text:p>
        <text:p text:style-name="P6"><text:s text:c="4"/>"Hello, " + name + punctuation</text:p>
        <text:p text:style-name="Preformatted_20_Text">endfunction</text:p>
      </text:section>
      <text:p text:style-name="P4">Calling the function:</text:p>
      <text:section text:style-name="Sect1" text:name="Bereich120">
        <text:p text:style-name="P5"><text:bookmark text:name="code-block-viewer Kopie 33"/>print greet("Ari")</text:p>
        <text:p text:style-name="Preformatted_20_Text">print greet("Ari", "?")</text:p>
      </text:section>
      <text:p text:style-name="P4">Output:</text:p>
      <text:section text:style-name="Sect1" text:name="Bereich121">
        <text:p text:style-name="P5"><text:bookmark text:name="code-block-viewer Kopie 37"/>Hello, Ari!</text:p>
        <text:p text:style-name="Preformatted_20_Text">Hello, Ari?</text:p>
      </text:section>
      <text:p text:style-name="P4">Important rules:</text:p>
      <text:p text:style-name="P4">Parameters with default values must appear <text:span text:style-name="Strong_20_Emphasis">after required parameters</text:span><text:line-break/>If no value is provided, the default value is used</text:p>
      <text:p text:style-name="P4">Example (invalid):</text:p>
      <text:section text:style-name="Sect1" text:name="Bereich122">
        <text:p text:style-name="P13"><text:bookmark text:name="code-block-viewer Kopie 38"/>create function example(a default 5, b)</text:p>
      </text:section>
      <text:p text:style-name="P4">Default parameters cannot appear before required parameters.</text:p>
      <text:p text:style-name="P12"/>
      <text:h text:style-name="P3" text:outline-level="1">Match Statements</text:h>
      <text:p text:style-name="P4">Match statements provide structured branching for checking a value against multiple cases.</text:p>
      <text:p text:style-name="P4"><text:soft-page-break/>They are useful when many conditions depend on the same value.</text:p>
      <text:h text:style-name="P11" text:outline-level="2">Basic Structure</text:h>
      <text:section text:style-name="Sect1" text:name="Bereich123">
        <text:p text:style-name="P5"><text:bookmark text:name="code-block-viewer Kopie 77"/>match value</text:p>
        <text:p text:style-name="P6">case option</text:p>
        <text:p text:style-name="P6"><text:s text:c="4"/>code</text:p>
        <text:p text:style-name="P6">case option</text:p>
        <text:p text:style-name="P6"><text:s text:c="4"/>code</text:p>
        <text:p text:style-name="P6">otherwise</text:p>
        <text:p text:style-name="P6"><text:s text:c="4"/>code</text:p>
        <text:p text:style-name="Preformatted_20_Text">endmatch</text:p>
      </text:section>
      <text:p text:style-name="P4">Example:</text:p>
      <text:section text:style-name="Sect1" text:name="Bereich124">
        <text:p text:style-name="P5"><text:bookmark text:name="code-block-viewer Kopie 78"/>start</text:p>
        <text:p text:style-name="P6">set state to "ok"</text:p>
        <text:p text:style-name="P6">match state</text:p>
        <text:p text:style-name="P6">case "ok"</text:p>
        <text:p text:style-name="P6"><text:s text:c="4"/>print "Everything is fine"</text:p>
        <text:p text:style-name="P6">case "error"</text:p>
        <text:p text:style-name="P6"><text:s text:c="4"/>print "Something failed"</text:p>
        <text:p text:style-name="P6">otherwise</text:p>
        <text:p text:style-name="P6"><text:s text:c="4"/>print "Unknown state"</text:p>
        <text:p text:style-name="P6">endmatch</text:p>
        <text:p text:style-name="Preformatted_20_Text">end</text:p>
      </text:section>
      <text:p text:style-name="P4">The value after <text:span text:style-name="Source_20_Text">match</text:span> is compared to each <text:span text:style-name="Source_20_Text">case</text:span>.</text:p>
      <text:p text:style-name="P4">If a matching case is found, its block runs.</text:p>
      <text:p text:style-name="P4">If no cases match, the <text:span text:style-name="Source_20_Text">otherwise</text:span> block runs.</text:p>
      <text:p text:style-name="P4"><text:span text:style-name="Source_20_Text">otherwise</text:span> is optional but recommended.</text:p>
      <text:p text:style-name="P12"/>
      <text:h text:style-name="P3" text:outline-level="1"><text:soft-page-break/>Dictionaries</text:h>
      <text:p text:style-name="P4">Dictionaries store <text:span text:style-name="Strong_20_Emphasis"><text:span text:style-name="T5">key</text:span></text:span><text:span text:style-name="Strong_20_Emphasis"><text:span text:style-name="T8">s in </text:span></text:span><text:span text:style-name="Strong_20_Emphasis"><text:span text:style-name="T5">value pairs</text:span></text:span>.</text:p>
      <text:p text:style-name="P4">Each key is associated with a value.</text:p>
      <text:p text:style-name="P4">Keys must be <text:span text:style-name="Strong_20_Emphasis"><text:span text:style-name="T5">strings</text:span></text:span>.</text:p>
      <text:h text:style-name="P11" text:outline-level="2">Creating a Dictionary</text:h>
      <text:p text:style-name="P4">Dictionaries are created using curly braces <text:span text:style-name="Source_20_Text">{}</text:span>.</text:p>
      <text:p text:style-name="P4">Example:</text:p>
      <text:section text:style-name="Sect1" text:name="Bereich125">
        <text:p text:style-name="P13"><text:bookmark text:name="code-block-viewer Kopie 79"/>set phonebook to { "Alice": 111, "Bob": 222 }</text:p>
      </text:section>
      <text:p text:style-name="P4">This dictionary contains two entries.</text:p>
      <text:section text:style-name="Sect1" text:name="Bereich126">
        <text:p text:style-name="P5"><text:bookmark text:name="code-block-viewer Kopie 80"/>"Alice" <text:s/>111</text:p>
        <text:p text:style-name="Preformatted_20_Text">"Bob" <text:s text:c="3"/>222</text:p>
      </text:section>
      <text:p text:style-name="P12"/>
      <text:h text:style-name="P11" text:outline-level="2">Accessing Values</text:h>
      <text:p text:style-name="P4">To retrieve a value from a dictionary, use:</text:p>
      <text:section text:style-name="Sect1" text:name="Bereich127">
        <text:p text:style-name="P13"><text:bookmark text:name="code-block-viewer Kopie 81"/>get item &lt;key&gt; from(&lt;dictionary&gt;)</text:p>
      </text:section>
      <text:p text:style-name="P4">Example:</text:p>
      <text:section text:style-name="Sect1" text:name="Bereich128">
        <text:p text:style-name="P13"><text:bookmark text:name="code-block-viewer Kopie 82"/>print get item "Alice" from(phonebook)</text:p>
      </text:section>
      <text:p text:style-name="P4">Output:</text:p>
      <text:section text:style-name="Sect1" text:name="Bereich129">
        <text:p text:style-name="P13"><text:bookmark text:name="code-block-viewer Kopie 83"/>111</text:p>
      </text:section>
      <text:p text:style-name="P12"/>
      <text:h text:style-name="P11" text:outline-level="2">Adding Items</text:h>
      <text:p text:style-name="P4">To add a key <text:span text:style-name="T9">inside a </text:span>value pair:</text:p>
      <text:section text:style-name="Sect1" text:name="Bereich130">
        <text:p text:style-name="P13"><text:bookmark text:name="code-block-viewer Kopie 84"/>add item "Cara": 333 to(phonebook)</text:p>
      </text:section>
      <text:p text:style-name="P4">The dictionary now contains:</text:p>
      <text:section text:style-name="Sect1" text:name="Bereich131">
        <text:p text:style-name="P5"><text:bookmark text:name="code-block-viewer Kopie 85"/>"Alice": 111</text:p>
        <text:p text:style-name="P6">"Bob": 222</text:p>
        <text:p text:style-name="Preformatted_20_Text">"Cara": 333</text:p>
      </text:section>
      <text:p text:style-name="P12"/>
      <text:h text:style-name="P11" text:outline-level="2"><text:soft-page-break/>Removing Items</text:h>
      <text:p text:style-name="P4">To remove an entry:</text:p>
      <text:section text:style-name="Sect1" text:name="Bereich132">
        <text:p text:style-name="P13"><text:bookmark text:name="code-block-viewer Kopie 86"/>remove item "Bob" from(phonebook)</text:p>
      </text:section>
      <text:p text:style-name="P4">The key <text:span text:style-name="Source_20_Text">"Bob"</text:span> and its value are removed.</text:p>
      <text:p text:style-name="P12"/>
      <text:h text:style-name="P11" text:outline-level="2">Checking Keys</text:h>
      <text:p text:style-name="P4">To check whether a key exists:</text:p>
      <text:section text:style-name="Sect1" text:name="Bereich133">
        <text:p text:style-name="P13"><text:bookmark text:name="code-block-viewer Kopie 87"/>"Alice" in(phonebook)</text:p>
      </text:section>
      <text:p text:style-name="P4">Example:</text:p>
      <text:section text:style-name="Sect1" text:name="Bereich134">
        <text:p text:style-name="P5"><text:bookmark text:name="code-block-viewer Kopie 88"/>if "Alice" in(phonebook) then</text:p>
        <text:p text:style-name="P6"><text:s text:c="4"/>print "Alice exists"</text:p>
        <text:p text:style-name="Preformatted_20_Text">endif</text:p>
      </text:section>
      <text:p text:style-name="P12"/>
      <text:h text:style-name="P11" text:outline-level="2">Clearing a Dictionary</text:h>
      <text:p text:style-name="P4">All entries can be removed using:</text:p>
      <text:section text:style-name="Sect1" text:name="Bereich135">
        <text:p text:style-name="P13"><text:bookmark text:name="code-block-viewer Kopie 89"/>clear(phonebook)</text:p>
      </text:section>
      <text:p text:style-name="P4">The dictionary still exists but becomes empty.</text:p>
      <text:p text:style-name="P12"/>
      <text:h text:style-name="P3" text:outline-level="1">Modules and Libraries</text:h>
      <text:p text:style-name="P4">Sicht supports modular code through <text:span text:style-name="Strong_20_Emphasis"><text:span text:style-name="T5">libraries</text:span></text:span>.</text:p>
      <text:p text:style-name="P4">Libraries allow code to be organized across multiple files.</text:p>
      <text:h text:style-name="P11" text:outline-level="2">Creating a Library</text:h>
      <text:p text:style-name="P4">A library file must declare itself using <text:span text:style-name="Source_20_Text">create library</text:span>.</text:p>
      <text:p text:style-name="P4">Example file: <text:span text:style-name="Source_20_Text">math.si</text:span></text:p>
      <text:section text:style-name="Sect1" text:name="Bereich136">
        <text:p text:style-name="P5"><text:bookmark text:name="code-block-viewer Kopie 90"/>start</text:p>
        <text:p text:style-name="P6">create library math</text:p>
        <text:p text:style-name="P6">create function square(x)</text:p>
        <text:p text:style-name="P6"><text:s text:c="4"/>return x * x</text:p>
        <text:p text:style-name="P6"><text:soft-page-break/>endfunction</text:p>
        <text:p text:style-name="P6">offer square</text:p>
        <text:p text:style-name="Preformatted_20_Text">end</text:p>
      </text:section>
      <text:p text:style-name="P4">This file defines a library named <text:span text:style-name="Source_20_Text">math</text:span>.</text:p>
      <text:p text:style-name="P12"/>
      <text:h text:style-name="P47" text:outline-level="2"><text:bookmark text:name="loading-a-source-file-111"/>Loading a Source File</text:h>
      <text:p text:style-name="P48">UseÂ load file "path.si"Â to execute another Sicht source file directly without importing symbols throughÂ take.</text:p>
      <text:p text:style-name="P48">Paths are resolved relative to the currently executing file, and circular file loads are rejected with a runtime error.</text:p>
      <text:p text:style-name="P48">Example:Â load file "tools.si".</text:p>
      <text:h text:style-name="P11" text:outline-level="2">Loading a Library</text:h>
      <text:p text:style-name="P4">A library can be loaded using <text:span text:style-name="Source_20_Text">load library</text:span>.</text:p>
      <text:p text:style-name="P4">Example:</text:p>
      <text:section text:style-name="Sect1" text:name="Bereich137">
        <text:p text:style-name="P5"><text:bookmark text:name="code-block-viewer Kopie 91"/>start</text:p>
        <text:p text:style-name="P6">load library math</text:p>
        <text:p text:style-name="P6">take square from math</text:p>
        <text:p text:style-name="P6">print square(6)</text:p>
        <text:p text:style-name="Preformatted_20_Text">end</text:p>
      </text:section>
      <text:p text:style-name="P4">Output:</text:p>
      <text:section text:style-name="Sect1" text:name="Bereich138">
        <text:p text:style-name="P13"><text:bookmark text:name="code-block-viewer Kopie 92"/>36</text:p>
      </text:section>
      <text:p text:style-name="P12"/>
      <text:h text:style-name="P11" text:outline-level="2">Library Rules</text:h>
      <text:p text:style-name="P4">Libraries follow these rules:</text:p>
      <text:p text:style-name="P4">1) <text:span text:style-name="Source_20_Text">load library name</text:span> loads the file <text:span text:style-name="Source_20_Text">name.si</text:span><text:line-break/>2) The library file must contain <text:span text:style-name="Source_20_Text">create library name</text:span><text:line-break/>3) Use <text:span text:style-name="Source_20_Text">offer name</text:span> in the library file to share a function or value<text:line-break/>4) Use <text:span text:style-name="Source_20_Text">load library name</text:span> before any <text:span text:style-name="Source_20_Text">take ... from ...</text:span><text:line-break/>5) Use <text:span text:style-name="Source_20_Text">take name from library</text:span> before calling library functions<text:line-break/>6) <text:span text:style-name="Source_20_Text">offer</text:span> can only be used inside a library file<text:line-break/><text:soft-page-break/>7) You can take multiple names: <text:span text:style-name="Source_20_Text">take square, cube from math</text:span><text:line-break/>8) Alias form: <text:span text:style-name="Source_20_Text">take square from math as sq</text:span></text:p>
      <text:p text:style-name="P12"/>
      <text:p text:style-name="P12"/>
      <text:h text:style-name="P3" text:outline-level="1">Module Import Ergonomics</text:h>
      <text:p text:style-name="P4">You can import many names in one line and optionally rename imports.</text:p>
      <text:section text:style-name="Sect1" text:name="FeatureModuleImport">
        <text:p text:style-name="P5">start</text:p>
        <text:p text:style-name="P6">load library math</text:p>
        <text:p text:style-name="P6">take square, cube from math</text:p>
        <text:p text:style-name="P6">take square from math as sq</text:p>
        <text:p text:style-name="Preformatted_20_Text">end</text:p>
      </text:section>
      <text:p text:style-name="P12"/>
      <text:h text:style-name="P3" text:outline-level="1">Named Arguments</text:h>
      <text:p text:style-name="P4">Function calls can pass values by parameter name.</text:p>
      <text:section text:style-name="Sect1" text:name="FeatureNamedArgs">
        <text:p text:style-name="P5">start</text:p>
        <text:p text:style-name="P6">create function greet(name, punctuation default "!")</text:p>
        <text:p text:style-name="P6"><text:s text:c="4"/>return "Hi " + name + punctuation</text:p>
        <text:p text:style-name="P6">endfunction</text:p>
        <text:p text:style-name="P6">print greet(name: "Ari")</text:p>
        <text:p text:style-name="P6">print greet(punctuation: "?", name: "Mina")</text:p>
        <text:p text:style-name="Preformatted_20_Text">end</text:p>
      </text:section>
      <text:p text:style-name="P12"/>
      <text:h text:style-name="P3" text:outline-level="1">Try / Otherwise</text:h>
      <text:p text:style-name="P4">Use <text:span text:style-name="Source_20_Text">try</text:span> to run risky code and <text:span text:style-name="Source_20_Text">otherwise</text:span> to recover if a runtime error happens.</text:p>
      <text:section text:style-name="Sect1" text:name="FeatureTryOtherwise">
        <text:p text:style-name="P5">start</text:p>
        <text:p text:style-name="P6">try</text:p>
        <text:p text:style-name="P6"><text:s text:c="4"/>print 5 / 0</text:p>
        <text:p text:style-name="P6">otherwise</text:p>
        <text:p text:style-name="P6"><text:soft-page-break/><text:s text:c="4"/>print "caught"</text:p>
        <text:p text:style-name="P6">endtry</text:p>
        <text:p text:style-name="Preformatted_20_Text">end</text:p>
      </text:section>
      <text:p text:style-name="P12"/>
      <text:h text:style-name="P3" text:outline-level="1">Custom Types</text:h>
      <text:p text:style-name="P4">Define a simple type, then construct values using positional or named arguments.</text:p>
      <text:section text:style-name="Sect1" text:name="FeatureTypes">
        <text:p text:style-name="P5">start</text:p>
        <text:p text:style-name="P6">create type Person(name, age)</text:p>
        <text:p text:style-name="P6">endtype</text:p>
        <text:p text:style-name="P6">set p to Person(name: "Ari", age: 20)</text:p>
        <text:p text:style-name="P6">print get item "name" from(p)</text:p>
        <text:p text:style-name="Preformatted_20_Text">end</text:p>
      </text:section>
      <text:p text:style-name="P12"/>
      <text:h text:style-name="P3" text:outline-level="1">File I/O</text:h>
      <text:p text:style-name="P4">You can write, append, and read text files directly.</text:p>
      <text:section text:style-name="Sect1" text:name="FeatureFileIO">
        <text:p text:style-name="P5">start</text:p>
        <text:p text:style-name="P6">write file "notes.txt" to "Hello"</text:p>
        <text:p text:style-name="P6">append file "notes.txt" to ", Sicht"</text:p>
        <text:p text:style-name="P6">set txt to read file "notes.txt"</text:p>
        <text:p text:style-name="P6">print txt</text:p>
        <text:p text:style-name="Preformatted_20_Text">end</text:p>
      </text:section>
      <text:p text:style-name="P12"/>
      <text:h text:style-name="P3" text:outline-level="1">Built-in Utility Functions</text:h>
      <text:p text:style-name="P4">Sicht provides several built-in operations.</text:p>
      <text:p text:style-name="P4">These functions work directly on values and arrays.</text:p>
      <text:p text:style-name="P4">Examples:</text:p>
      <text:section text:style-name="Sect1" text:name="Bereich139">
        <text:p text:style-name="P5"><text:bookmark text:name="code-block-viewer Kopie 93"/>print uppercase of("hello")</text:p>
        <text:p text:style-name="P6">print lowercase of("HELLO")</text:p>
        <text:p text:style-name="P6"><text:soft-page-break/>print trim of(" hello ")</text:p>
        <text:p text:style-name="P6">print length of("hello")</text:p>
        <text:p text:style-name="P6">print sort([4, 1, 3, 2])</text:p>
        <text:p text:style-name="Preformatted_20_Text">print reverse([1, 2, 3])</text:p>
      </text:section>
      <text:p text:style-name="P4">Output:</text:p>
      <text:section text:style-name="Sect1" text:name="Bereich140">
        <text:p text:style-name="P5"><text:bookmark text:name="code-block-viewer Kopie 94"/>HELLO</text:p>
        <text:p text:style-name="P6">hello</text:p>
        <text:p text:style-name="P6">hello</text:p>
        <text:p text:style-name="P6">5</text:p>
        <text:p text:style-name="P6">[1, 2, 3, 4]</text:p>
        <text:p text:style-name="Preformatted_20_Text">[3, 2, 1]</text:p>
      </text:section>
      <text:p text:style-name="P4">These built-ins help with common tasks without requiring additional code.</text:p>
      <text:p text:style-name="P12"/>
      <text:h text:style-name="P42" text:outline-level="1">Running Sicht Programs</text:h>
      <text:p text:style-name="P4">A Sicht program is stored in a <text:span text:style-name="Source_20_Text">.si</text:span> file.</text:p>
      <text:p text:style-name="P4">Example:</text:p>
      <text:section text:style-name="Sect1" text:name="Bereich141">
        <text:p text:style-name="P13"><text:bookmark text:name="code-block-viewer Kopie 95"/>example.si</text:p>
      </text:section>
      <text:p text:style-name="P4">To run a program:</text:p>
      <text:section text:style-name="Sect1" text:name="Bereich142">
        <text:p text:style-name="P13"><text:bookmark text:name="code-block-viewer Kopie 96"/>sicht.exe example.si</text:p>
      </text:section>
      <text:p text:style-name="P4">The interpreter executes the program from <text:span text:style-name="Source_20_Text">start</text:span> to <text:span text:style-name="Source_20_Text">end</text:span>.</text:p>
      <text:p text:style-name="P12"/>
      <text:h text:style-name="P42" text:outline-level="1">Debugging Options</text:h>
      <text:p text:style-name="P4">The Sicht interpreter includes debugging flags.</text:p>
      <text:p text:style-name="P4">Common flags:</text:p>
      <text:section text:style-name="Sect1" text:name="Bereich143">
        <text:p text:style-name="P5"><text:bookmark text:name="code-block-viewer Kopie 101"/>--tokens</text:p>
        <text:p text:style-name="P6">--ast</text:p>
        <text:p text:style-name="Preformatted_20_Text">--trace</text:p>
      </text:section>
      <text:p text:style-name="P4">Example:</text:p>
      <text:section text:style-name="Sect1" text:name="Bereich144">
        <text:p text:style-name="P13"><text:bookmark text:name="code-block-viewer Kopie 102"/>sicht.exe example.si --tokens</text:p>
      </text:section>
      <text:p text:style-name="P4">These options help inspect how the program is interpreted internally.</text:p>
      <text:p text:style-name="P12"><text:soft-page-break/></text:p>
      <text:h text:style-name="P42" text:outline-level="1">Example Program</text:h>
      <text:p text:style-name="P4">The following program demonstrates several Sicht features working together.</text:p>
      <text:section text:style-name="Sect1" text:name="Bereich145">
        <text:p text:style-name="P5"><text:bookmark text:name="code-block-viewer Kopie 103"/>start</text:p>
        <text:p text:style-name="P6">create function bump(n, step default 1)</text:p>
        <text:p text:style-name="P6"><text:s text:c="4"/>n + step</text:p>
        <text:p text:style-name="P6">endfunction</text:p>
        <text:p text:style-name="P6">set nums to [1, 2, 3, 4]</text:p>
        <text:p text:style-name="P6">set bumped to [each n in(nums): bump(n)]</text:p>
        <text:p text:style-name="P6">set evenish to [each n in(nums) if n is greater than 1: n]</text:p>
        <text:p text:style-name="P6">print bumped</text:p>
        <text:p text:style-name="P6">print evenish</text:p>
        <text:p text:style-name="P6">match bump(5, 5)</text:p>
        <text:p text:style-name="P6">case 10</text:p>
        <text:p text:style-name="P6"><text:s text:c="4"/>print "Perfect"</text:p>
        <text:p text:style-name="P6">otherwise</text:p>
        <text:p text:style-name="P6"><text:s text:c="4"/>print "Unexpected"</text:p>
        <text:p text:style-name="P6">endmatch</text:p>
        <text:p text:style-name="Preformatted_20_Text">end</text:p>
      </text:section>
      <text:p text:style-name="P4">This program demonstrates:</text:p>
      <text:p text:style-name="P4">functions<text:line-break/>default parameters<text:line-break/>list comprehensions<text:line-break/>match statements<text:line-break/>arrays and expressions</text:p>
      <text:p text:style-name="P46"/>
      <text:p text:style-name="P46"/>
      <text:p text:style-name="P4"/>
      <text:h text:style-name="P20" text:outline-level="3"><text:soft-page-break/></text:h>
      <text:p text:style-name="P49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/>
      <text:p text:style-name="P12"/>
      <text:h text:style-name="P3" text:outline-level="1">Generators</text:h>
      <text:p text:style-name="P4">Generator functions produce values with <text:span text:style-name="Source_20_Text">yield</text:span>.</text:p>
      <text:p text:style-name="P4">Calling a generator function returns a generator value. Use <text:span text:style-name="Source_20_Text">next from(...)</text:span> to pull values.</text:p>
      <text:section text:style-name="Sect1" text:name="FeatureGenerators">
        <text:p text:style-name="P5">start</text:p>
        <text:p text:style-name="P6">create function gen(n)</text:p>
        <text:p text:style-name="P6"><text:s text:c="4"/>set i to 0</text:p>
        <text:p text:style-name="P6"><text:s text:c="4"/>while i is less than n</text:p>
        <text:p text:style-name="P6"><text:s text:c="8"/>yield i</text:p>
        <text:p text:style-name="P6"><text:s text:c="8"/>set i to i + 1</text:p>
        <text:p text:style-name="P6"><text:soft-page-break/><text:s text:c="4"/>endwhile</text:p>
        <text:p text:style-name="P6">endfunction</text:p>
        <text:p text:style-name="P6">set g to gen(4)</text:p>
        <text:p text:style-name="P6">print next from(g)</text:p>
        <text:p text:style-name="P6">print [each x in(g): x]</text:p>
        <text:p text:style-name="Preformatted_20_Text">end</text:p>
      </text:section>
      <text:p text:style-name="P4">Rules: <text:line-break/>1) <text:span text:style-name="Source_20_Text">yield</text:span> is only valid inside functions.<text:line-break/>2) Do not mix <text:span text:style-name="Source_20_Text">yield</text:span> and <text:span text:style-name="Source_20_Text">return</text:span> in the same function.</text:p>
      <text:p text:style-name="P12"/>
      <text:h text:style-name="P3" text:outline-level="1">REPL Commands</text:h>
      <text:p text:style-name="P4">Running <text:span text:style-name="Source_20_Text">sicht.exe</text:span> without a file starts the interactive REPL.</text:p>
      <text:p text:style-name="P4">Supported commands: <text:line-break/><text:span text:style-name="Source_20_Text">:help</text:span>, <text:span text:style-name="Source_20_Text">:reset</text:span>, <text:span text:style-name="Source_20_Text">:history</text:span>, <text:span text:style-name="Source_20_Text">:vars</text:span>, <text:span text:style-name="Source_20_Text">:funcs</text:span>, <text:span text:style-name="Source_20_Text">:type &lt;expr&gt;</text:span>, <text:span text:style-name="Source_20_Text">:ast &lt;expr&gt;</text:span>, <text:span text:style-name="Source_20_Text">:complete &lt;prefix&gt;</text:span>, <text:span text:style-name="Source_20_Text">:load &lt;file&gt;</text:span>, <text:span text:style-name="Source_20_Text">:save &lt;file&gt;</text:span>, <text:span text:style-name="Source_20_Text">:compile &lt;args&gt;</text:span>, <text:span text:style-name="Source_20_Text">:check &lt;file&gt;</text:span>, <text:span text:style-name="Source_20_Text">:paste</text:span>, <text:span text:style-name="Source_20_Text">:endpaste</text:span>, <text:span text:style-name="Source_20_Text">:quit</text:span>.</text:p>
      <text:p text:style-name="P4">Paste mode collects multiple lines and executes when <text:span text:style-name="Source_20_Text">:endpaste</text:span> is entered. REPL history persists between sessions in <text:span text:style-name="Source_20_Text">.sicht_repl_history</text:span> (override with <text:span text:style-name="Source_20_Text">SICHT_REPL_HISTORY</text:span>).</text:p>
      <text:p text:style-name="P12"/>
      <text:p text:style-name="P4">REPL compiler commands run the same compiler pipeline as CLI commands. <text:span text:style-name="Source_20_Text">:compile &lt;args&gt;</text:span> forwards arguments exactly like <text:span text:style-name="Source_20_Text">sicht.exe compile ...</text:span>. <text:span text:style-name="Source_20_Text">:check &lt;file&gt;</text:span> runs VM compile checks only (no artifact output) and reports whether the file is valid for VM compilation.</text:p>
      <text:p text:style-name="P12"/>
      <text:h text:style-name="P3" text:outline-level="1">Compiler and Build Commands</text:h>
      <text:p text:style-name="P4">Friendly compile commands:</text:p>
      <text:section text:style-name="Sect1" text:name="FeatureCompilerBuild2026">
        <text:p text:style-name="P5">sicht.exe compile example file.si</text:p>
        <text:p text:style-name="P6">sicht.exe compile --llvm example file.si</text:p>
        <text:p text:style-name="P6">sicht.exe compile --vm example file.si</text:p>
        <text:p text:style-name="P6">sicht.exe compile --exe example file.si</text:p>
        <text:p text:style-name="Preformatted_20_Text"><text:soft-page-break/>sicht.exe check example file.si</text:p>
      </text:section>
      <text:p text:style-name="P4">What each command does: <text:line-break/><text:span text:style-name="Source_20_Text">sicht.exe compile example file.si</text:span> uses the VM backend default and validates VM-compilable constructs.<text:line-break/><text:span text:style-name="Source_20_Text">sicht.exe compile --llvm example file.si</text:span> emits LLVM scaffold IR output (default <text:span text:style-name="Source_20_Text">.ll</text:span>).<text:line-break/><text:span text:style-name="Source_20_Text">sicht.exe compile --vm example file.si</text:span> explicitly selects the VM backend.<text:line-break/><text:span text:style-name="Source_20_Text">sicht.exe compile --exe example file.si</text:span> packages a validated VM artifact into a runnable executable without requiring GCC or Clang.<text:line-break/><text:span text:style-name="Source_20_Text">sicht.exe check example file.si</text:span> runs checker mode only (prints <text:span text:style-name="Source_20_Text">Check OK.</text:span> on success) and writes no artifact.</text:p>
      <text:p text:style-name="P4">Additional compiler outputs:</text:p>
      <text:section text:style-name="Sect1" text:name="FeatureCompilerBuildExtras2026">
        <text:p text:style-name="P5">sicht.exe compile --vm --emit-bytecode app.si</text:p>
        <text:p text:style-name="P6">sicht.exe compile --vm --out app.sbc app.si</text:p>
        <text:p text:style-name="P6">sicht.exe compile --llvm --out app.ll app.si</text:p>
        <text:p text:style-name="P6">sicht.exe compile --llvm --plan app.sichtplan --exe-out app.exe app.si</text:p>
        <text:p text:style-name="Preformatted_20_Text">sicht.exe compile --exe --out app.exe app.si</text:p>
      </text:section>
      <text:p text:style-name="P4">What the output flags do: <text:line-break/><text:span text:style-name="Source_20_Text">--vm --emit-bytecode</text:span> writes a validated VM bytecode artifact (default <text:span text:style-name="Source_20_Text">.sbc</text:span>).<text:line-break/><text:span text:style-name="Source_20_Text">--vm --out app.sbc</text:span> writes VM bytecode to a custom path.<text:line-break/><text:span text:style-name="Source_20_Text">--llvm --out app.ll</text:span> writes LLVM scaffold IR to a custom path.<text:line-break/><text:span text:style-name="Source_20_Text">--llvm --plan app.sichtplan --exe-out app.exe</text:span> writes IR plus a build plan describing future object/exe steps; scaffold mode does not link a real executable yet.<text:line-break/><text:span text:style-name="Source_20_Text">--exe --out app.exe</text:span> is the path-controlled compiler-free executable packaging mode.</text:p>
      <text:p text:style-name="P4">Executable packaging mode: <text:span text:style-name="Source_20_Text">--exe</text:span> copies the Sicht runtime and embeds a validated VM artifact payload. Generated executables run without GCC/Clang at build time.</text:p>
      <text:p text:style-name="P4">Toolchain compatibility flag: <text:span text:style-name="Source_20_Text">--toolchain auto|llvm|gnu</text:span> is accepted only with <text:span text:style-name="Source_20_Text">--exe</text:span> for forward compatibility and future native lowering work; current packaging mode does not invoke an external compiler.</text:p>
      <text:p text:style-name="P4"><text:span text:style-name="Source_20_Text">--toolchain</text:span> is only used together with <text:span text:style-name="Source_20_Text">--exe</text:span>.</text:p>
      <text:p text:style-name="P4"><text:span text:style-name="Source_20_Text">--exe</text:span> builds a runnable packaged executable by appending a VM artifact payload to the Sicht runtime. This mode is self-contained and currently supports the VM compiler subset. Unsupported VM constructs fail at compile time with explicit diagnostics.</text:p>
      <text:p text:style-name="P4">VM bytecode artifacts (<text:span text:style-name="Source_20_Text">.sbc</text:span>) are versioned and checksum-validated. LLVM mode emits scaffold IR and optional executable build plans for future LLVM object/link stages.</text:p>
      <text:p text:style-name="P12"><text:soft-page-break/></text:p>
      <text:h text:style-name="P3" text:outline-level="1">Hardening and Stability Gates</text:h>
      <text:p text:style-name="P4">Sicht now performs strict bytecode verification before VM execution and while loading VM artifacts.</text:p>
      <text:p text:style-name="P4">Verifier checks include opcode validity, operand bounds, jump-target instruction boundaries, global-name constant typing, line-table sanity, and static VM stack underflow/overflow risk checks.</text:p>
      <text:p text:style-name="P4">Automated stability suites:</text:p>
      <text:section text:style-name="Sect1" text:name="FeatureHardeningGates2026">
        <text:p text:style-name="P5">powershell -ExecutionPolicy Bypass -File tests/run_tests.ps1 -BinaryPath .\sicht.exe</text:p>
        <text:p text:style-name="P6">powershell -ExecutionPolicy Bypass -File tests/conformance_tests.ps1 -BinaryPath .\sicht.exe</text:p>
        <text:p text:style-name="Preformatted_20_Text">powershell -ExecutionPolicy Bypass -File tests/differential_tests.ps1 -BinaryPath .\sicht.exe</text:p>
      </text:section>
      <text:p text:style-name="P4">The full runner includes VM tests, conformance tests, AST-vs-VM differential tests, release discipline checks, and fuzz smoke checks. CI is expected to fail on any regression in these gates.</text:p>
      <text:p text:style-name="P4">Performance regression gate:</text:p>
      <text:section text:style-name="Sect1" text:name="FeaturePerfGate2026">
        <text:p text:style-name="P5">powershell -ExecutionPolicy Bypass -File tests/perf_tests.ps1 -BinaryPath .\sicht.exe</text:p>
        <text:p text:style-name="Preformatted_20_Text">powershell -ExecutionPolicy Bypass -File tests/release_gate.ps1 -BinaryPath .\sicht.exe</text:p>
      </text:section>
      <text:p text:style-name="P4">Performance thresholds are enforced in CI and can be tuned explicitly when needed.</text:p>
      <text:p text:style-name="P4">Language stability references: <text:span text:style-name="Source_20_Text">docs/language_spec.md</text:span>, <text:span text:style-name="Source_20_Text">docs/library_api_v1.md</text:span>, and <text:span text:style-name="Source_20_Text">docs/release_checklist.md</text:span>.</text:p>
      <text:p text:style-name="P4">Diagnostics are standardized to include source context when available: <text:span text:style-name="Source_20_Text">Location: file:line:column</text:span>.</text:p>
      <text:p text:style-name="P4">Backend status: VM and compiler-free VM-packaged EXE are stable for VM-supported syntax. LLVM and JIT paths remain explicitly experimental scaffold modes. <text:span text:style-name="Source_20_Text">--toolchain</text:span> is currently a compatibility flag for future native lowering work.</text:p>
      <text:p text:style-name="P12"/>
      <text:h text:style-name="P3" text:outline-level="1">Module Resolver Behavior</text:h>
      <text:p text:style-name="P4">Libraries can be loaded by name, relative path, or string path.</text:p>
      <text:p text:style-name="P4"><text:soft-page-break/>Relative paths inside a library are resolved relative to the importing library file.</text:p>
      <text:p text:style-name="P4">Circular imports are detected and reported as runtime errors.</text:p>
      <text:p text:style-name="P4">Loaded libraries are cached to avoid duplicate loads.</text:p>
      <text:p text:style-name="P12"/>
      <text:h text:style-name="P3" text:outline-level="1">Runtime Performance and GC</text:h>
      <text:p text:style-name="P4">Sicht uses garbage collection for runtime values.</text:p>
      <text:p text:style-name="P4">Current runtime optimizations include interned strings, hash-indexed dictionary keys, and batched GC checks during execution.</text:p>
      <text:p text:style-name="P4">Integer list sorting uses a fast native sort path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lef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escription>generated by python-docx</dc:description>
    <meta:editing-cycles>2</meta:editing-cycles>
    <meta:creation-date>2026-03-08T10:48:18.861235100</meta:creation-date>
    <meta:editing-duration>PT7M34S</meta:editing-duration>
    <meta:generator>LibreOffice/26.2.1.2$Windows_X86_64 LibreOffice_project/620$Build-2</meta:generator>
    <dc:date>2026-03-08T11:31:24.890483900</dc:date>
    <meta:document-statistic meta:table-count="0" meta:image-count="1" meta:object-count="0" meta:page-count="47" meta:paragraph-count="1058" meta:word-count="5257" meta:character-count="31002" meta:non-whitespace-character-count="26676"/>
    <meta:user-defined meta:name="AppVersion">14.0000</meta:user-defined>
  </office:meta>
</office:document-meta>
</file>

<file path=META-INF\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D0000007D01D8392DF.png" manifest:media-type="image/png"/>
  <manifest:file-entry manifest:full-path="Thumbnails/thumbnail.png" manifest:media-type="image/png"/>
  <manifest:file-entry manifest:full-path="content.xml" manifest:media-type="text/xml"/>
</manifest:manifest>
</file>